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Practica2" draw:style-name="gr1" draw:text-style-name="P1" svg:width="15.999cm" svg:height="8.999cm" svg:x="16.373cm" svg:y="32.666cm">
            <draw:object draw:notify-on-update-of-ranges="Hoja1.A2:Hoja1.A51 Hoja1.B1:Hoja1.B1 Hoja1.B2:Hoja1.B51 Hoja1.F1:Hoja1.F1 Hoja1.F2:Hoja1.F51 Hoja1.J1:Hoja1.J1 Hoja1.J2:Hoja1.J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768cm" svg:y="23.552cm">
            <draw:object draw:notify-on-update-of-ranges="Hoja1.A2:Hoja1.A51 Hoja1.B1:Hoja1.B1 Hoja1.B2:Hoja1.B51 Hoja1.E1:Hoja1.E1 Hoja1.E2:Hoja1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781cm" svg:y="23.807cm">
            <draw:object draw:notify-on-update-of-ranges="Hoja1.A2:Hoja1.A51 Hoja1.F1:Hoja1.F1 Hoja1.F2:Hoja1.F51 Hoja1.I1:Hoja1.I1 Hoja1.I2:Hoja1.I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393cm" svg:y="32.598cm">
            <draw:object draw:notify-on-update-of-ranges="Hoja1.A2:Hoja1.A51 Hoja1.J1:Hoja1.J1 Hoja1.J2:Hoja1.J51 Hoja1.M1:Hoja1.M1 Hoja1.M2:Hoja1.M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ásico</text:p>
          </table:table-cell>
          <table:table-cell table:style-name="ce1" office:value-type="string" calcext:value-type="string">
            <text:p>O(n² * log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DyV1</text:p>
          </table:table-cell>
          <table:table-cell table:style-name="ce1" office:value-type="string" calcext:value-type="string">
            <text:p>O(n² * log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DyV2</text:p>
          </table:table-cell>
          <table:table-cell table:style-name="ce1" office:value-type="string" calcext:value-type="string">
            <text:p>O(n² * log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.6233" calcext:value-type="float">
            <text:p>32,6233</text:p>
          </table:table-cell>
          <table:table-cell table:formula="of:=POWER([.A2];2)*LOG([.A2])" office:value-type="float" office:value="3000000" calcext:value-type="float">
            <text:p>3000000</text:p>
          </table:table-cell>
          <table:table-cell table:formula="of:=[.B2]/[.C2]" office:value-type="float" office:value="0.0000108744333333333" calcext:value-type="float">
            <text:p>1,08744333333333E-05</text:p>
          </table:table-cell>
          <table:table-cell table:formula="of:=[.$D$52]*[.C2]" office:value-type="float" office:value="20.0549996772867" calcext:value-type="float">
            <text:p>20,0549996772867</text:p>
          </table:table-cell>
          <table:table-cell office:value-type="float" office:value="50.7402" calcext:value-type="float">
            <text:p>50,7402</text:p>
          </table:table-cell>
          <table:table-cell table:formula="of:=POWER([.A2];2)*LOG([.A2])" office:value-type="float" office:value="3000000" calcext:value-type="float">
            <text:p>3000000</text:p>
          </table:table-cell>
          <table:table-cell table:formula="of:=[.F2]/[.G2]" office:value-type="float" office:value="0.0000169134" calcext:value-type="float">
            <text:p>0,0000169134</text:p>
          </table:table-cell>
          <table:table-cell table:formula="of:=[.$H$52]*[.G2]" office:value-type="float" office:value="12.077612372191" calcext:value-type="float">
            <text:p>12,077612372191</text:p>
          </table:table-cell>
          <table:table-cell office:value-type="float" office:value="64.2085" calcext:value-type="float">
            <text:p>64,2085</text:p>
          </table:table-cell>
          <table:table-cell table:formula="of:=POWER([.A2];2)*LOG([.A2])" office:value-type="float" office:value="3000000" calcext:value-type="float">
            <text:p>3000000</text:p>
          </table:table-cell>
          <table:table-cell table:formula="of:=[.J2]/[.K2]" office:value-type="float" office:value="0.0000214028333333333" calcext:value-type="float">
            <text:p>2,14028333333333E-05</text:p>
          </table:table-cell>
          <table:table-cell table:formula="of:=[.$L$52]*[.K2]" office:value-type="float" office:value="17.0677200213002" calcext:value-type="float">
            <text:p>17,0677200213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2.341" calcext:value-type="float">
            <text:p>132,341</text:p>
          </table:table-cell>
          <table:table-cell table:formula="of:=POWER([.A3];2)*LOG([.A3])" office:value-type="float" office:value="13204119.9826559" calcext:value-type="float">
            <text:p>13204119,9826559</text:p>
          </table:table-cell>
          <table:table-cell table:formula="of:=[.B3]/[.C3]" office:value-type="float" office:value="0.0000100227050476544" calcext:value-type="float">
            <text:p>1,00227050476544E-05</text:p>
          </table:table-cell>
          <table:table-cell table:formula="of:=[.$D$52]*[.C3]" office:value-type="float" office:value="88.269540663673" calcext:value-type="float">
            <text:p>88,269540663673</text:p>
          </table:table-cell>
          <table:table-cell office:value-type="float" office:value="147.083" calcext:value-type="float">
            <text:p>147,083</text:p>
          </table:table-cell>
          <table:table-cell table:formula="of:=POWER([.A3];2)*LOG([.A3])" office:value-type="float" office:value="13204119.9826559" calcext:value-type="float">
            <text:p>13204119,9826559</text:p>
          </table:table-cell>
          <table:table-cell table:formula="of:=[.F3]/[.G3]" office:value-type="float" office:value="0.0000111391747570606" calcext:value-type="float">
            <text:p>1,11391747570606E-05</text:p>
          </table:table-cell>
          <table:table-cell table:formula="of:=[.$H$52]*[.G3]" office:value-type="float" office:value="53.1580809554734" calcext:value-type="float">
            <text:p>53,1580809554734</text:p>
          </table:table-cell>
          <table:table-cell office:value-type="float" office:value="201.494" calcext:value-type="float">
            <text:p>201,494</text:p>
          </table:table-cell>
          <table:table-cell table:formula="of:=POWER([.A3];2)*LOG([.A3])" office:value-type="float" office:value="13204119.9826559" calcext:value-type="float">
            <text:p>13204119,9826559</text:p>
          </table:table-cell>
          <table:table-cell table:formula="of:=[.J3]/[.K3]" office:value-type="float" office:value="0.000015259934040638" calcext:value-type="float">
            <text:p>1,5259934040638E-05</text:p>
          </table:table-cell>
          <table:table-cell table:formula="of:=[.$L$52]*[.K3]" office:value-type="float" office:value="75.1214076638754" calcext:value-type="float">
            <text:p>75,121407663875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4.862" calcext:value-type="float">
            <text:p>294,862</text:p>
          </table:table-cell>
          <table:table-cell table:formula="of:=POWER([.A4];2)*LOG([.A4])" office:value-type="float" office:value="31294091.292477" calcext:value-type="float">
            <text:p>31294091,292477</text:p>
          </table:table-cell>
          <table:table-cell table:formula="of:=[.B4]/[.C4]" office:value-type="float" office:value="0.00000942228988994112" calcext:value-type="float">
            <text:p>9,42228988994112E-06</text:p>
          </table:table-cell>
          <table:table-cell table:formula="of:=[.$D$52]*[.C4]" office:value-type="float" office:value="209.200996923868" calcext:value-type="float">
            <text:p>209,200996923868</text:p>
          </table:table-cell>
          <table:table-cell office:value-type="float" office:value="283.399" calcext:value-type="float">
            <text:p>283,399</text:p>
          </table:table-cell>
          <table:table-cell table:formula="of:=POWER([.A4];2)*LOG([.A4])" office:value-type="float" office:value="31294091.292477" calcext:value-type="float">
            <text:p>31294091,292477</text:p>
          </table:table-cell>
          <table:table-cell table:formula="of:=[.F4]/[.G4]" office:value-type="float" office:value="0.000009055990709279" calcext:value-type="float">
            <text:p>9,055990709279E-06</text:p>
          </table:table-cell>
          <table:table-cell table:formula="of:=[.$H$52]*[.G4]" office:value-type="float" office:value="125.985968056832" calcext:value-type="float">
            <text:p>125,985968056832</text:p>
          </table:table-cell>
          <table:table-cell office:value-type="float" office:value="384.527" calcext:value-type="float">
            <text:p>384,527</text:p>
          </table:table-cell>
          <table:table-cell table:formula="of:=POWER([.A4];2)*LOG([.A4])" office:value-type="float" office:value="31294091.292477" calcext:value-type="float">
            <text:p>31294091,292477</text:p>
          </table:table-cell>
          <table:table-cell table:formula="of:=[.J4]/[.K4]" office:value-type="float" office:value="0.0000122875272653288" calcext:value-type="float">
            <text:p>1,22875272653288E-05</text:p>
          </table:table-cell>
          <table:table-cell table:formula="of:=[.$L$52]*[.K4]" office:value-type="float" office:value="178.039596167002" calcext:value-type="float">
            <text:p>178,0395961670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8.533" calcext:value-type="float">
            <text:p>498,533</text:p>
          </table:table-cell>
          <table:table-cell table:formula="of:=POWER([.A5];2)*LOG([.A5])" office:value-type="float" office:value="57632959.8612474" calcext:value-type="float">
            <text:p>57632959,8612474</text:p>
          </table:table-cell>
          <table:table-cell table:formula="of:=[.B5]/[.C5]" office:value-type="float" office:value="0.00000865013702576146" calcext:value-type="float">
            <text:p>8,65013702576146E-06</text:p>
          </table:table-cell>
          <table:table-cell table:formula="of:=[.$D$52]*[.C5]" office:value-type="float" office:value="385.276330472797" calcext:value-type="float">
            <text:p>385,276330472797</text:p>
          </table:table-cell>
          <table:table-cell office:value-type="float" office:value="458.849" calcext:value-type="float">
            <text:p>458,849</text:p>
          </table:table-cell>
          <table:table-cell table:formula="of:=POWER([.A5];2)*LOG([.A5])" office:value-type="float" office:value="57632959.8612474" calcext:value-type="float">
            <text:p>57632959,8612474</text:p>
          </table:table-cell>
          <table:table-cell table:formula="of:=[.F5]/[.G5]" office:value-type="float" office:value="0.0000079615727025766" calcext:value-type="float">
            <text:p>7,9615727025766E-06</text:p>
          </table:table-cell>
          <table:table-cell table:formula="of:=[.$H$52]*[.G5]" office:value-type="float" office:value="232.022849688731" calcext:value-type="float">
            <text:p>232,022849688731</text:p>
          </table:table-cell>
          <table:table-cell office:value-type="float" office:value="634.56" calcext:value-type="float">
            <text:p>634,56</text:p>
          </table:table-cell>
          <table:table-cell table:formula="of:=POWER([.A5];2)*LOG([.A5])" office:value-type="float" office:value="57632959.8612474" calcext:value-type="float">
            <text:p>57632959,8612474</text:p>
          </table:table-cell>
          <table:table-cell table:formula="of:=[.J5]/[.K5]" office:value-type="float" office:value="0.0000110103663169082" calcext:value-type="float">
            <text:p>1,10103663169082E-05</text:p>
          </table:table-cell>
          <table:table-cell table:formula="of:=[.$L$52]*[.K5]" office:value-type="float" office:value="327.887740970201" calcext:value-type="float">
            <text:p>327,8877409702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05.214" calcext:value-type="float">
            <text:p>805,214</text:p>
          </table:table-cell>
          <table:table-cell table:formula="of:=POWER([.A6];2)*LOG([.A6])" office:value-type="float" office:value="92474250.1084005" calcext:value-type="float">
            <text:p>92474250,1084005</text:p>
          </table:table-cell>
          <table:table-cell table:formula="of:=[.B6]/[.C6]" office:value-type="float" office:value="0.00000870744016908609" calcext:value-type="float">
            <text:p>8,70744016908609E-06</text:p>
          </table:table-cell>
          <table:table-cell table:formula="of:=[.$D$52]*[.C6]" office:value-type="float" office:value="618.190352027099" calcext:value-type="float">
            <text:p>618,190352027099</text:p>
          </table:table-cell>
          <table:table-cell office:value-type="float" office:value="632.056" calcext:value-type="float">
            <text:p>632,056</text:p>
          </table:table-cell>
          <table:table-cell table:formula="of:=POWER([.A6];2)*LOG([.A6])" office:value-type="float" office:value="92474250.1084005" calcext:value-type="float">
            <text:p>92474250,1084005</text:p>
          </table:table-cell>
          <table:table-cell table:formula="of:=[.F6]/[.G6]" office:value-type="float" office:value="0.00000683494052948891" calcext:value-type="float">
            <text:p>6,83494052948891E-06</text:p>
          </table:table-cell>
          <table:table-cell table:formula="of:=[.$H$52]*[.G6]" office:value-type="float" office:value="372.289382406102" calcext:value-type="float">
            <text:p>372,289382406102</text:p>
          </table:table-cell>
          <table:table-cell office:value-type="float" office:value="895.451" calcext:value-type="float">
            <text:p>895,451</text:p>
          </table:table-cell>
          <table:table-cell table:formula="of:=POWER([.A6];2)*LOG([.A6])" office:value-type="float" office:value="92474250.1084005" calcext:value-type="float">
            <text:p>92474250,1084005</text:p>
          </table:table-cell>
          <table:table-cell table:formula="of:=[.J6]/[.K6]" office:value-type="float" office:value="0.00000968324694658601" calcext:value-type="float">
            <text:p>9,68324694658601E-06</text:p>
          </table:table-cell>
          <table:table-cell table:formula="of:=[.$L$52]*[.K6]" office:value-type="float" office:value="526.108203343289" calcext:value-type="float">
            <text:p>526,10820334328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47.14" calcext:value-type="float">
            <text:p>1147,14</text:p>
          </table:table-cell>
          <table:table-cell table:formula="of:=POWER([.A7];2)*LOG([.A7])" office:value-type="float" office:value="136013445.013811" calcext:value-type="float">
            <text:p>136013445,013811</text:p>
          </table:table-cell>
          <table:table-cell table:formula="of:=[.B7]/[.C7]" office:value-type="float" office:value="0.00000843401915070614" calcext:value-type="float">
            <text:p>8,43401915070614E-06</text:p>
          </table:table-cell>
          <table:table-cell table:formula="of:=[.$D$52]*[.C7]" office:value-type="float" office:value="909.24986528621" calcext:value-type="float">
            <text:p>909,24986528621</text:p>
          </table:table-cell>
          <table:table-cell office:value-type="float" office:value="985.246" calcext:value-type="float">
            <text:p>985,246</text:p>
          </table:table-cell>
          <table:table-cell table:formula="of:=POWER([.A7];2)*LOG([.A7])" office:value-type="float" office:value="136013445.013811" calcext:value-type="float">
            <text:p>136013445,013811</text:p>
          </table:table-cell>
          <table:table-cell table:formula="of:=[.F7]/[.G7]" office:value-type="float" office:value="0.0000072437397633738" calcext:value-type="float">
            <text:p>7,2437397633738E-06</text:p>
          </table:table-cell>
          <table:table-cell table:formula="of:=[.$H$52]*[.G7]" office:value-type="float" office:value="547.572555427711" calcext:value-type="float">
            <text:p>547,572555427711</text:p>
          </table:table-cell>
          <table:table-cell office:value-type="float" office:value="1322.16" calcext:value-type="float">
            <text:p>1322,16</text:p>
          </table:table-cell>
          <table:table-cell table:formula="of:=POWER([.A7];2)*LOG([.A7])" office:value-type="float" office:value="136013445.013811" calcext:value-type="float">
            <text:p>136013445,013811</text:p>
          </table:table-cell>
          <table:table-cell table:formula="of:=[.J7]/[.K7]" office:value-type="float" office:value="0.00000972080370338201" calcext:value-type="float">
            <text:p>9,72080370338201E-06</text:p>
          </table:table-cell>
          <table:table-cell table:formula="of:=[.$L$52]*[.K7]" office:value-type="float" office:value="773.813132876079" calcext:value-type="float">
            <text:p>773,8131328760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34.06" calcext:value-type="float">
            <text:p>1434,06</text:p>
          </table:table-cell>
          <table:table-cell table:formula="of:=POWER([.A8];2)*LOG([.A8])" office:value-type="float" office:value="188409803.960699" calcext:value-type="float">
            <text:p>188409803,960699</text:p>
          </table:table-cell>
          <table:table-cell table:formula="of:=[.B8]/[.C8]" office:value-type="float" office:value="0.00000761138735805457" calcext:value-type="float">
            <text:p>7,61138735805457E-06</text:p>
          </table:table-cell>
          <table:table-cell table:formula="of:=[.$D$52]*[.C8]" office:value-type="float" office:value="1259.51951920982" calcext:value-type="float">
            <text:p>1259,51951920982</text:p>
          </table:table-cell>
          <table:table-cell office:value-type="float" office:value="1126.98" calcext:value-type="float">
            <text:p>1126,98</text:p>
          </table:table-cell>
          <table:table-cell table:formula="of:=POWER([.A8];2)*LOG([.A8])" office:value-type="float" office:value="188409803.960699" calcext:value-type="float">
            <text:p>188409803,960699</text:p>
          </table:table-cell>
          <table:table-cell table:formula="of:=[.F8]/[.G8]" office:value-type="float" office:value="0.00000598153586654696" calcext:value-type="float">
            <text:p>5,98153586654696E-06</text:p>
          </table:table-cell>
          <table:table-cell table:formula="of:=[.$H$52]*[.G8]" office:value-type="float" office:value="758.513526452608" calcext:value-type="float">
            <text:p>758,513526452608</text:p>
          </table:table-cell>
          <table:table-cell office:value-type="float" office:value="1558.69" calcext:value-type="float">
            <text:p>1558,69</text:p>
          </table:table-cell>
          <table:table-cell table:formula="of:=POWER([.A8];2)*LOG([.A8])" office:value-type="float" office:value="188409803.960699" calcext:value-type="float">
            <text:p>188409803,960699</text:p>
          </table:table-cell>
          <table:table-cell table:formula="of:=[.J8]/[.K8]" office:value-type="float" office:value="0.00000827287098247359" calcext:value-type="float">
            <text:p>8,27287098247359E-06</text:p>
          </table:table-cell>
          <table:table-cell table:formula="of:=[.$L$52]*[.K8]" office:value-type="float" office:value="1071.90859442309" calcext:value-type="float">
            <text:p>1071,908594423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4.76" calcext:value-type="float">
            <text:p>1994,76</text:p>
          </table:table-cell>
          <table:table-cell table:formula="of:=POWER([.A9];2)*LOG([.A9])" office:value-type="float" office:value="249797759.167484" calcext:value-type="float">
            <text:p>249797759,167484</text:p>
          </table:table-cell>
          <table:table-cell table:formula="of:=[.B9]/[.C9]" office:value-type="float" office:value="0.00000798549997665333" calcext:value-type="float">
            <text:p>7,98549997665333E-06</text:p>
          </table:table-cell>
          <table:table-cell table:formula="of:=[.$D$52]*[.C9]" office:value-type="float" office:value="1669.89799316361" calcext:value-type="float">
            <text:p>1669,89799316361</text:p>
          </table:table-cell>
          <table:table-cell office:value-type="float" office:value="1547.77" calcext:value-type="float">
            <text:p>1547,77</text:p>
          </table:table-cell>
          <table:table-cell table:formula="of:=POWER([.A9];2)*LOG([.A9])" office:value-type="float" office:value="249797759.167484" calcext:value-type="float">
            <text:p>249797759,167484</text:p>
          </table:table-cell>
          <table:table-cell table:formula="of:=[.F9]/[.G9]" office:value-type="float" office:value="0.00000619609241155062" calcext:value-type="float">
            <text:p>6,19609241155062E-06</text:p>
          </table:table-cell>
          <table:table-cell table:formula="of:=[.$H$52]*[.G9]" office:value-type="float" office:value="1005.65350222227" calcext:value-type="float">
            <text:p>1005,65350222227</text:p>
          </table:table-cell>
          <table:table-cell office:value-type="float" office:value="2162.18" calcext:value-type="float">
            <text:p>2162,18</text:p>
          </table:table-cell>
          <table:table-cell table:formula="of:=POWER([.A9];2)*LOG([.A9])" office:value-type="float" office:value="249797759.167484" calcext:value-type="float">
            <text:p>249797759,167484</text:p>
          </table:table-cell>
          <table:table-cell table:formula="of:=[.J9]/[.K9]" office:value-type="float" office:value="0.00000865572216182413" calcext:value-type="float">
            <text:p>8,65572216182413E-06</text:p>
          </table:table-cell>
          <table:table-cell table:formula="of:=[.$L$52]*[.K9]" office:value-type="float" office:value="1421.1594051396" calcext:value-type="float">
            <text:p>1421,15940513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41.9" calcext:value-type="float">
            <text:p>2341,9</text:p>
          </table:table-cell>
          <table:table-cell table:formula="of:=POWER([.A10];2)*LOG([.A10])" office:value-type="float" office:value="320293643.264585" calcext:value-type="float">
            <text:p>320293643,264585</text:p>
          </table:table-cell>
          <table:table-cell table:formula="of:=[.B10]/[.C10]" office:value-type="float" office:value="0.00000731172800100008" calcext:value-type="float">
            <text:p>7,31172800100008E-06</text:p>
          </table:table-cell>
          <table:table-cell table:formula="of:=[.$D$52]*[.C10]" office:value-type="float" office:value="2141.16297076941" calcext:value-type="float">
            <text:p>2141,16297076941</text:p>
          </table:table-cell>
          <table:table-cell office:value-type="float" office:value="1615.11" calcext:value-type="float">
            <text:p>1615,11</text:p>
          </table:table-cell>
          <table:table-cell table:formula="of:=POWER([.A10];2)*LOG([.A10])" office:value-type="float" office:value="320293643.264585" calcext:value-type="float">
            <text:p>320293643,264585</text:p>
          </table:table-cell>
          <table:table-cell table:formula="of:=[.F10]/[.G10]" office:value-type="float" office:value="0.00000504259149053984" calcext:value-type="float">
            <text:p>5,04259149053984E-06</text:p>
          </table:table-cell>
          <table:table-cell table:formula="of:=[.$H$52]*[.G10]" office:value-type="float" office:value="1289.4608228755" calcext:value-type="float">
            <text:p>1289,4608228755</text:p>
          </table:table-cell>
          <table:table-cell office:value-type="float" office:value="2305.89" calcext:value-type="float">
            <text:p>2305,89</text:p>
          </table:table-cell>
          <table:table-cell table:formula="of:=POWER([.A10];2)*LOG([.A10])" office:value-type="float" office:value="320293643.264585" calcext:value-type="float">
            <text:p>320293643,264585</text:p>
          </table:table-cell>
          <table:table-cell table:formula="of:=[.J10]/[.K10]" office:value-type="float" office:value="0.00000719929991896583" calcext:value-type="float">
            <text:p>7,19929991896583E-06</text:p>
          </table:table-cell>
          <table:table-cell table:formula="of:=[.$L$52]*[.K10]" office:value-type="float" office:value="1822.22740928071" calcext:value-type="float">
            <text:p>1822,227409280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74.08" calcext:value-type="float">
            <text:p>2874,08</text:p>
          </table:table-cell>
          <table:table-cell table:formula="of:=POWER([.A11];2)*LOG([.A11])" office:value-type="float" office:value="400000000" calcext:value-type="float">
            <text:p>400000000</text:p>
          </table:table-cell>
          <table:table-cell table:formula="of:=[.B11]/[.C11]" office:value-type="float" office:value="0.0000071852" calcext:value-type="float">
            <text:p>0,0000071852</text:p>
          </table:table-cell>
          <table:table-cell table:formula="of:=[.$D$52]*[.C11]" office:value-type="float" office:value="2673.99995697156" calcext:value-type="float">
            <text:p>2673,99995697156</text:p>
          </table:table-cell>
          <table:table-cell office:value-type="float" office:value="2049" calcext:value-type="float">
            <text:p>2049</text:p>
          </table:table-cell>
          <table:table-cell table:formula="of:=POWER([.A11];2)*LOG([.A11])" office:value-type="float" office:value="400000000" calcext:value-type="float">
            <text:p>400000000</text:p>
          </table:table-cell>
          <table:table-cell table:formula="of:=[.F11]/[.G11]" office:value-type="float" office:value="0.0000051225" calcext:value-type="float">
            <text:p>0,0000051225</text:p>
          </table:table-cell>
          <table:table-cell table:formula="of:=[.$H$52]*[.G11]" office:value-type="float" office:value="1610.34831629214" calcext:value-type="float">
            <text:p>1610,34831629214</text:p>
          </table:table-cell>
          <table:table-cell office:value-type="float" office:value="2863.64" calcext:value-type="float">
            <text:p>2863,64</text:p>
          </table:table-cell>
          <table:table-cell table:formula="of:=POWER([.A11];2)*LOG([.A11])" office:value-type="float" office:value="400000000" calcext:value-type="float">
            <text:p>400000000</text:p>
          </table:table-cell>
          <table:table-cell table:formula="of:=[.J11]/[.K11]" office:value-type="float" office:value="0.0000071591" calcext:value-type="float">
            <text:p>0,0000071591</text:p>
          </table:table-cell>
          <table:table-cell table:formula="of:=[.$L$52]*[.K11]" office:value-type="float" office:value="2275.69600284002" calcext:value-type="float">
            <text:p>2275,6960028400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492.31" calcext:value-type="float">
            <text:p>3492,31</text:p>
          </table:table-cell>
          <table:table-cell table:formula="of:=POWER([.A12];2)*LOG([.A12])" office:value-type="float" office:value="489008514.904145" calcext:value-type="float">
            <text:p>489008514,904145</text:p>
          </table:table-cell>
          <table:table-cell table:formula="of:=[.B12]/[.C12]" office:value-type="float" office:value="0.00000714161388515813" calcext:value-type="float">
            <text:p>7,14161388515813E-06</text:p>
          </table:table-cell>
          <table:table-cell table:formula="of:=[.$D$52]*[.C12]" office:value-type="float" office:value="3269.02186953102" calcext:value-type="float">
            <text:p>3269,02186953102</text:p>
          </table:table-cell>
          <table:table-cell office:value-type="float" office:value="2363.28" calcext:value-type="float">
            <text:p>2363,28</text:p>
          </table:table-cell>
          <table:table-cell table:formula="of:=POWER([.A12];2)*LOG([.A12])" office:value-type="float" office:value="489008514.904145" calcext:value-type="float">
            <text:p>489008514,904145</text:p>
          </table:table-cell>
          <table:table-cell table:formula="of:=[.F12]/[.G12]" office:value-type="float" office:value="0.00000483279928257128" calcext:value-type="float">
            <text:p>4,83279928257128E-06</text:p>
          </table:table-cell>
          <table:table-cell table:formula="of:=[.$H$52]*[.G12]" office:value-type="float" office:value="1968.68509657103" calcext:value-type="float">
            <text:p>1968,68509657103</text:p>
          </table:table-cell>
          <table:table-cell office:value-type="float" office:value="3350.65" calcext:value-type="float">
            <text:p>3350,65</text:p>
          </table:table-cell>
          <table:table-cell table:formula="of:=POWER([.A12];2)*LOG([.A12])" office:value-type="float" office:value="489008514.904145" calcext:value-type="float">
            <text:p>489008514,904145</text:p>
          </table:table-cell>
          <table:table-cell table:formula="of:=[.J12]/[.K12]" office:value-type="float" office:value="0.00000685192567793383" calcext:value-type="float">
            <text:p>6,85192567793383E-06</text:p>
          </table:table-cell>
          <table:table-cell table:formula="of:=[.$L$52]*[.K12]" office:value-type="float" office:value="2782.08680680525" calcext:value-type="float">
            <text:p>2782,086806805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307.75" calcext:value-type="float">
            <text:p>4307,75</text:p>
          </table:table-cell>
          <table:table-cell table:formula="of:=POWER([.A13];2)*LOG([.A13])" office:value-type="float" office:value="587402099.430858" calcext:value-type="float">
            <text:p>587402099,430858</text:p>
          </table:table-cell>
          <table:table-cell table:formula="of:=[.B13]/[.C13]" office:value-type="float" office:value="0.00000733356248500616" calcext:value-type="float">
            <text:p>7,33356248500616E-06</text:p>
          </table:table-cell>
          <table:table-cell table:formula="of:=[.$D$52]*[.C13]" office:value-type="float" office:value="3926.78297150779" calcext:value-type="float">
            <text:p>3926,78297150779</text:p>
          </table:table-cell>
          <table:table-cell office:value-type="float" office:value="2862.12" calcext:value-type="float">
            <text:p>2862,12</text:p>
          </table:table-cell>
          <table:table-cell table:formula="of:=POWER([.A13];2)*LOG([.A13])" office:value-type="float" office:value="587402099.430858" calcext:value-type="float">
            <text:p>587402099,430858</text:p>
          </table:table-cell>
          <table:table-cell table:formula="of:=[.F13]/[.G13]" office:value-type="float" office:value="0.00000487250556777572" calcext:value-type="float">
            <text:p>4,87250556777572E-06</text:p>
          </table:table-cell>
          <table:table-cell table:formula="of:=[.$H$52]*[.G13]" office:value-type="float" office:value="2364.80495451238" calcext:value-type="float">
            <text:p>2364,80495451238</text:p>
          </table:table-cell>
          <table:table-cell office:value-type="float" office:value="4019.07" calcext:value-type="float">
            <text:p>4019,07</text:p>
          </table:table-cell>
          <table:table-cell table:formula="of:=POWER([.A13];2)*LOG([.A13])" office:value-type="float" office:value="587402099.430858" calcext:value-type="float">
            <text:p>587402099,430858</text:p>
          </table:table-cell>
          <table:table-cell table:formula="of:=[.J13]/[.K13]" office:value-type="float" office:value="0.00000684211037702135" calcext:value-type="float">
            <text:p>6,84211037702135E-06</text:p>
          </table:table-cell>
          <table:table-cell table:formula="of:=[.$L$52]*[.K13]" office:value-type="float" office:value="3341.8715243366" calcext:value-type="float">
            <text:p>3341,871524336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819.74" calcext:value-type="float">
            <text:p>4819,74</text:p>
          </table:table-cell>
          <table:table-cell table:formula="of:=POWER([.A14];2)*LOG([.A14])" office:value-type="float" office:value="695256426.539855" calcext:value-type="float">
            <text:p>695256426,539855</text:p>
          </table:table-cell>
          <table:table-cell table:formula="of:=[.B14]/[.C14]" office:value-type="float" office:value="0.00000693231995565554" calcext:value-type="float">
            <text:p>6,93231995565554E-06</text:p>
          </table:table-cell>
          <table:table-cell table:formula="of:=[.$D$52]*[.C14]" office:value-type="float" office:value="4647.78913662943" calcext:value-type="float">
            <text:p>4647,78913662943</text:p>
          </table:table-cell>
          <table:table-cell office:value-type="float" office:value="3169.78" calcext:value-type="float">
            <text:p>3169,78</text:p>
          </table:table-cell>
          <table:table-cell table:formula="of:=POWER([.A14];2)*LOG([.A14])" office:value-type="float" office:value="695256426.539855" calcext:value-type="float">
            <text:p>695256426,539855</text:p>
          </table:table-cell>
          <table:table-cell table:formula="of:=[.F14]/[.G14]" office:value-type="float" office:value="0.00000455915239183811" calcext:value-type="float">
            <text:p>4,55915239183811E-06</text:p>
          </table:table-cell>
          <table:table-cell table:formula="of:=[.$H$52]*[.G14]" office:value-type="float" office:value="2799.01253967436" calcext:value-type="float">
            <text:p>2799,01253967436</text:p>
          </table:table-cell>
          <table:table-cell office:value-type="float" office:value="4508.62" calcext:value-type="float">
            <text:p>4508,62</text:p>
          </table:table-cell>
          <table:table-cell table:formula="of:=POWER([.A14];2)*LOG([.A14])" office:value-type="float" office:value="695256426.539855" calcext:value-type="float">
            <text:p>695256426,539855</text:p>
          </table:table-cell>
          <table:table-cell table:formula="of:=[.J14]/[.K14]" office:value-type="float" office:value="0.00000648483038472359" calcext:value-type="float">
            <text:p>6,48483038472359E-06</text:p>
          </table:table-cell>
          <table:table-cell table:formula="of:=[.$L$52]*[.K14]" office:value-type="float" office:value="3955.48067706397" calcext:value-type="float">
            <text:p>3955,4806770639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512.83" calcext:value-type="float">
            <text:p>5512,83</text:p>
          </table:table-cell>
          <table:table-cell table:formula="of:=POWER([.A15];2)*LOG([.A15])" office:value-type="float" office:value="812641094.992934" calcext:value-type="float">
            <text:p>812641094,992934</text:p>
          </table:table-cell>
          <table:table-cell table:formula="of:=[.B15]/[.C15]" office:value-type="float" office:value="0.00000678384348757053" calcext:value-type="float">
            <text:p>6,78384348757053E-06</text:p>
          </table:table-cell>
          <table:table-cell table:formula="of:=[.$D$52]*[.C15]" office:value-type="float" office:value="5432.50563261106" calcext:value-type="float">
            <text:p>5432,50563261106</text:p>
          </table:table-cell>
          <table:table-cell office:value-type="float" office:value="3298.32" calcext:value-type="float">
            <text:p>3298,32</text:p>
          </table:table-cell>
          <table:table-cell table:formula="of:=POWER([.A15];2)*LOG([.A15])" office:value-type="float" office:value="812641094.992934" calcext:value-type="float">
            <text:p>812641094,992934</text:p>
          </table:table-cell>
          <table:table-cell table:formula="of:=[.F15]/[.G15]" office:value-type="float" office:value="0.00000405876594270522" calcext:value-type="float">
            <text:p>4,05876594270522E-06</text:p>
          </table:table-cell>
          <table:table-cell table:formula="of:=[.$H$52]*[.G15]" office:value-type="float" office:value="3271.58804767918" calcext:value-type="float">
            <text:p>3271,58804767918</text:p>
          </table:table-cell>
          <table:table-cell office:value-type="float" office:value="4701.86" calcext:value-type="float">
            <text:p>4701,86</text:p>
          </table:table-cell>
          <table:table-cell table:formula="of:=POWER([.A15];2)*LOG([.A15])" office:value-type="float" office:value="812641094.992934" calcext:value-type="float">
            <text:p>812641094,992934</text:p>
          </table:table-cell>
          <table:table-cell table:formula="of:=[.J15]/[.K15]" office:value-type="float" office:value="0.00000578589986276891" calcext:value-type="float">
            <text:p>5,78589986276891E-06</text:p>
          </table:table-cell>
          <table:table-cell table:formula="of:=[.$L$52]*[.K15]" office:value-type="float" office:value="4623.3102290474" calcext:value-type="float">
            <text:p>4623,310229047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87.41" calcext:value-type="float">
            <text:p>6387,41</text:p>
          </table:table-cell>
          <table:table-cell table:formula="of:=POWER([.A16];2)*LOG([.A16])" office:value-type="float" office:value="939620533.287528" calcext:value-type="float">
            <text:p>939620533,287528</text:p>
          </table:table-cell>
          <table:table-cell table:formula="of:=[.B16]/[.C16]" office:value-type="float" office:value="0.00000679786123622888" calcext:value-type="float">
            <text:p>6,79786123622888E-06</text:p>
          </table:table-cell>
          <table:table-cell table:formula="of:=[.$D$52]*[.C16]" office:value-type="float" office:value="6281.3631639511" calcext:value-type="float">
            <text:p>6281,3631639511</text:p>
          </table:table-cell>
          <table:table-cell office:value-type="float" office:value="3867.52" calcext:value-type="float">
            <text:p>3867,52</text:p>
          </table:table-cell>
          <table:table-cell table:formula="of:=POWER([.A16];2)*LOG([.A16])" office:value-type="float" office:value="939620533.287528" calcext:value-type="float">
            <text:p>939620533,287528</text:p>
          </table:table-cell>
          <table:table-cell table:formula="of:=[.F16]/[.G16]" office:value-type="float" office:value="0.00000411604457649344" calcext:value-type="float">
            <text:p>4,11604457649344E-06</text:p>
          </table:table-cell>
          <table:table-cell table:formula="of:=[.$H$52]*[.G16]" office:value-type="float" office:value="3782.79085933273" calcext:value-type="float">
            <text:p>3782,79085933273</text:p>
          </table:table-cell>
          <table:table-cell office:value-type="float" office:value="5523.07" calcext:value-type="float">
            <text:p>5523,07</text:p>
          </table:table-cell>
          <table:table-cell table:formula="of:=POWER([.A16];2)*LOG([.A16])" office:value-type="float" office:value="939620533.287528" calcext:value-type="float">
            <text:p>939620533,287528</text:p>
          </table:table-cell>
          <table:table-cell table:formula="of:=[.J16]/[.K16]" office:value-type="float" office:value="0.00000587797925262018" calcext:value-type="float">
            <text:p>5,87797925262018E-06</text:p>
          </table:table-cell>
          <table:table-cell table:formula="of:=[.$L$52]*[.K16]" office:value-type="float" office:value="5345.7267294721" calcext:value-type="float">
            <text:p>5345,72672947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055.75" calcext:value-type="float">
            <text:p>7055,75</text:p>
          </table:table-cell>
          <table:table-cell table:formula="of:=POWER([.A17];2)*LOG([.A17])" office:value-type="float" office:value="1076254715.55992" calcext:value-type="float">
            <text:p>1076254715,55992</text:p>
          </table:table-cell>
          <table:table-cell table:formula="of:=[.B17]/[.C17]" office:value-type="float" office:value="0.00000655583654872005" calcext:value-type="float">
            <text:p>6,55583654872005E-06</text:p>
          </table:table-cell>
          <table:table-cell table:formula="of:=[.$D$52]*[.C17]" office:value-type="float" office:value="7194.76265774413" calcext:value-type="float">
            <text:p>7194,76265774413</text:p>
          </table:table-cell>
          <table:table-cell office:value-type="float" office:value="4085" calcext:value-type="float">
            <text:p>4085</text:p>
          </table:table-cell>
          <table:table-cell table:formula="of:=POWER([.A17];2)*LOG([.A17])" office:value-type="float" office:value="1076254715.55992" calcext:value-type="float">
            <text:p>1076254715,55992</text:p>
          </table:table-cell>
          <table:table-cell table:formula="of:=[.F17]/[.G17]" office:value-type="float" office:value="0.00000379556989710823" calcext:value-type="float">
            <text:p>3,79556989710823E-06</text:p>
          </table:table-cell>
          <table:table-cell table:formula="of:=[.$H$52]*[.G17]" office:value-type="float" office:value="4332.86242275847" calcext:value-type="float">
            <text:p>4332,86242275847</text:p>
          </table:table-cell>
          <table:table-cell office:value-type="float" office:value="5810.62" calcext:value-type="float">
            <text:p>5810,62</text:p>
          </table:table-cell>
          <table:table-cell table:formula="of:=POWER([.A17];2)*LOG([.A17])" office:value-type="float" office:value="1076254715.55992" calcext:value-type="float">
            <text:p>1076254715,55992</text:p>
          </table:table-cell>
          <table:table-cell table:formula="of:=[.J17]/[.K17]" office:value-type="float" office:value="0.00000539892640282375" calcext:value-type="float">
            <text:p>5,39892640282375E-06</text:p>
          </table:table-cell>
          <table:table-cell table:formula="of:=[.$L$52]*[.K17]" office:value-type="float" office:value="6123.07138559357" calcext:value-type="float">
            <text:p>6123,0713855935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082.61" calcext:value-type="float">
            <text:p>8082,61</text:p>
          </table:table-cell>
          <table:table-cell table:formula="of:=POWER([.A18];2)*LOG([.A18])" office:value-type="float" office:value="1222599738.27832" calcext:value-type="float">
            <text:p>1222599738,27832</text:p>
          </table:table-cell>
          <table:table-cell table:formula="of:=[.B18]/[.C18]" office:value-type="float" office:value="0.00000661100256031628" calcext:value-type="float">
            <text:p>6,61100256031628E-06</text:p>
          </table:table-cell>
          <table:table-cell table:formula="of:=[.$D$52]*[.C18]" office:value-type="float" office:value="8173.07911887417" calcext:value-type="float">
            <text:p>8173,07911887417</text:p>
          </table:table-cell>
          <table:table-cell office:value-type="float" office:value="4788.6" calcext:value-type="float">
            <text:p>4788,6</text:p>
          </table:table-cell>
          <table:table-cell table:formula="of:=POWER([.A18];2)*LOG([.A18])" office:value-type="float" office:value="1222599738.27832" calcext:value-type="float">
            <text:p>1222599738,27832</text:p>
          </table:table-cell>
          <table:table-cell table:formula="of:=[.F18]/[.G18]" office:value-type="float" office:value="0.00000391673566587161" calcext:value-type="float">
            <text:p>3,91673566587161E-06</text:p>
          </table:table-cell>
          <table:table-cell table:formula="of:=[.$H$52]*[.G18]" office:value-type="float" office:value="4922.02857508926" calcext:value-type="float">
            <text:p>4922,02857508926</text:p>
          </table:table-cell>
          <table:table-cell office:value-type="float" office:value="6871.89" calcext:value-type="float">
            <text:p>6871,89</text:p>
          </table:table-cell>
          <table:table-cell table:formula="of:=POWER([.A18];2)*LOG([.A18])" office:value-type="float" office:value="1222599738.27832" calcext:value-type="float">
            <text:p>1222599738,27832</text:p>
          </table:table-cell>
          <table:table-cell table:formula="of:=[.J18]/[.K18]" office:value-type="float" office:value="0.0000056207193448913" calcext:value-type="float">
            <text:p>5,6207193448913E-06</text:p>
          </table:table-cell>
          <table:table-cell table:formula="of:=[.$L$52]*[.K18]" office:value-type="float" office:value="6955.66334368309" calcext:value-type="float">
            <text:p>6955,6633436830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711.31" calcext:value-type="float">
            <text:p>9711,31</text:p>
          </table:table-cell>
          <table:table-cell table:formula="of:=POWER([.A19];2)*LOG([.A19])" office:value-type="float" office:value="1378708291.65347" calcext:value-type="float">
            <text:p>1378708291,65347</text:p>
          </table:table-cell>
          <table:table-cell table:formula="of:=[.B19]/[.C19]" office:value-type="float" office:value="0.00000704377427682931" calcext:value-type="float">
            <text:p>7,04377427682931E-06</text:p>
          </table:table-cell>
          <table:table-cell table:formula="of:=[.$D$52]*[.C19]" office:value-type="float" office:value="9216.66478139427" calcext:value-type="float">
            <text:p>9216,66478139427</text:p>
          </table:table-cell>
          <table:table-cell office:value-type="float" office:value="5377.63" calcext:value-type="float">
            <text:p>5377,63</text:p>
          </table:table-cell>
          <table:table-cell table:formula="of:=POWER([.A19];2)*LOG([.A19])" office:value-type="float" office:value="1378708291.65347" calcext:value-type="float">
            <text:p>1378708291,65347</text:p>
          </table:table-cell>
          <table:table-cell table:formula="of:=[.F19]/[.G19]" office:value-type="float" office:value="0.00000390048426672669" calcext:value-type="float">
            <text:p>3,90048426672669E-06</text:p>
          </table:table-cell>
          <table:table-cell table:formula="of:=[.$H$52]*[.G19]" office:value-type="float" office:value="5550.50144030545" calcext:value-type="float">
            <text:p>5550,50144030545</text:p>
          </table:table-cell>
          <table:table-cell office:value-type="float" office:value="7752.37" calcext:value-type="float">
            <text:p>7752,37</text:p>
          </table:table-cell>
          <table:table-cell table:formula="of:=POWER([.A19];2)*LOG([.A19])" office:value-type="float" office:value="1378708291.65347" calcext:value-type="float">
            <text:p>1378708291,65347</text:p>
          </table:table-cell>
          <table:table-cell table:formula="of:=[.J19]/[.K19]" office:value-type="float" office:value="0.00000562292259133559" calcext:value-type="float">
            <text:p>5,62292259133559E-06</text:p>
          </table:table-cell>
          <table:table-cell table:formula="of:=[.$L$52]*[.K19]" office:value-type="float" office:value="7843.8023709955" calcext:value-type="float">
            <text:p>7843,802370995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626" calcext:value-type="float">
            <text:p>10626</text:p>
          </table:table-cell>
          <table:table-cell table:formula="of:=POWER([.A20];2)*LOG([.A20])" office:value-type="float" office:value="1544630049.94397" calcext:value-type="float">
            <text:p>1544630049,94397</text:p>
          </table:table-cell>
          <table:table-cell table:formula="of:=[.B20]/[.C20]" office:value-type="float" office:value="0.0000068793171545416" calcext:value-type="float">
            <text:p>6,8793171545416E-06</text:p>
          </table:table-cell>
          <table:table-cell table:formula="of:=[.$D$52]*[.C20]" office:value-type="float" office:value="10325.8517177179" calcext:value-type="float">
            <text:p>10325,8517177179</text:p>
          </table:table-cell>
          <table:table-cell office:value-type="float" office:value="5871.29" calcext:value-type="float">
            <text:p>5871,29</text:p>
          </table:table-cell>
          <table:table-cell table:formula="of:=POWER([.A20];2)*LOG([.A20])" office:value-type="float" office:value="1544630049.94397" calcext:value-type="float">
            <text:p>1544630049,94397</text:p>
          </table:table-cell>
          <table:table-cell table:formula="of:=[.F20]/[.G20]" office:value-type="float" office:value="0.00000380109787467424" calcext:value-type="float">
            <text:p>3,80109787467424E-06</text:p>
          </table:table-cell>
          <table:table-cell table:formula="of:=[.$H$52]*[.G20]" office:value-type="float" office:value="6218.48100055379" calcext:value-type="float">
            <text:p>6218,48100055379</text:p>
          </table:table-cell>
          <table:table-cell office:value-type="float" office:value="8453.31" calcext:value-type="float">
            <text:p>8453,31</text:p>
          </table:table-cell>
          <table:table-cell table:formula="of:=POWER([.A20];2)*LOG([.A20])" office:value-type="float" office:value="1544630049.94397" calcext:value-type="float">
            <text:p>1544630049,94397</text:p>
          </table:table-cell>
          <table:table-cell table:formula="of:=[.J20]/[.K20]" office:value-type="float" office:value="0.0000054727084976151" calcext:value-type="float">
            <text:p>5,4727084976151E-06</text:p>
          </table:table-cell>
          <table:table-cell table:formula="of:=[.$L$52]*[.K20]" office:value-type="float" office:value="8787.7710763102" calcext:value-type="float">
            <text:p>8787,77107631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980.4" calcext:value-type="float">
            <text:p>10980,4</text:p>
          </table:table-cell>
          <table:table-cell table:formula="of:=POWER([.A21];2)*LOG([.A21])" office:value-type="float" office:value="1720411998.26559" calcext:value-type="float">
            <text:p>1720411998,26559</text:p>
          </table:table-cell>
          <table:table-cell table:formula="of:=[.B21]/[.C21]" office:value-type="float" office:value="0.00000638242468145405" calcext:value-type="float">
            <text:p>6,38242468145405E-06</text:p>
          </table:table-cell>
          <table:table-cell table:formula="of:=[.$D$52]*[.C21]" office:value-type="float" office:value="11500.9540233389" calcext:value-type="float">
            <text:p>11500,9540233389</text:p>
          </table:table-cell>
          <table:table-cell office:value-type="float" office:value="5649.03" calcext:value-type="float">
            <text:p>5649,03</text:p>
          </table:table-cell>
          <table:table-cell table:formula="of:=POWER([.A21];2)*LOG([.A21])" office:value-type="float" office:value="1720411998.26559" calcext:value-type="float">
            <text:p>1720411998,26559</text:p>
          </table:table-cell>
          <table:table-cell table:formula="of:=[.F21]/[.G21]" office:value-type="float" office:value="0.00000328353324999767" calcext:value-type="float">
            <text:p>3,28353324999767E-06</text:p>
          </table:table-cell>
          <table:table-cell table:formula="of:=[.$H$52]*[.G21]" office:value-type="float" office:value="6926.15641183948" calcext:value-type="float">
            <text:p>6926,15641183948</text:p>
          </table:table-cell>
          <table:table-cell office:value-type="float" office:value="8193.03" calcext:value-type="float">
            <text:p>8193,03</text:p>
          </table:table-cell>
          <table:table-cell table:formula="of:=POWER([.A21];2)*LOG([.A21])" office:value-type="float" office:value="1720411998.26559" calcext:value-type="float">
            <text:p>1720411998,26559</text:p>
          </table:table-cell>
          <table:table-cell table:formula="of:=[.J21]/[.K21]" office:value-type="float" office:value="0.00000476224881496972" calcext:value-type="float">
            <text:p>4,76224881496972E-06</text:p>
          </table:table-cell>
          <table:table-cell table:formula="of:=[.$L$52]*[.K21]" office:value-type="float" office:value="9787.83676922756" calcext:value-type="float">
            <text:p>9787,836769227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3039.6" calcext:value-type="float">
            <text:p>13039,6</text:p>
          </table:table-cell>
          <table:table-cell table:formula="of:=POWER([.A22];2)*LOG([.A22])" office:value-type="float" office:value="1906098708.97766" calcext:value-type="float">
            <text:p>1906098708,97766</text:p>
          </table:table-cell>
          <table:table-cell table:formula="of:=[.B22]/[.C22]" office:value-type="float" office:value="0.0000068409888420699" calcext:value-type="float">
            <text:p>6,8409888420699E-06</text:p>
          </table:table-cell>
          <table:table-cell table:formula="of:=[.$D$52]*[.C22]" office:value-type="float" office:value="12742.2696644745" calcext:value-type="float">
            <text:p>12742,2696644745</text:p>
          </table:table-cell>
          <table:table-cell office:value-type="float" office:value="7111.33" calcext:value-type="float">
            <text:p>7111,33</text:p>
          </table:table-cell>
          <table:table-cell table:formula="of:=POWER([.A22];2)*LOG([.A22])" office:value-type="float" office:value="1906098708.97766" calcext:value-type="float">
            <text:p>1906098708,97766</text:p>
          </table:table-cell>
          <table:table-cell table:formula="of:=[.F22]/[.G22]" office:value-type="float" office:value="0.00000373082987072279" calcext:value-type="float">
            <text:p>3,73082987072279E-06</text:p>
          </table:table-cell>
          <table:table-cell table:formula="of:=[.$H$52]*[.G22]" office:value-type="float" office:value="7673.70711672198" calcext:value-type="float">
            <text:p>7673,70711672198</text:p>
          </table:table-cell>
          <table:table-cell office:value-type="float" office:value="10185.5" calcext:value-type="float">
            <text:p>10185,5</text:p>
          </table:table-cell>
          <table:table-cell table:formula="of:=POWER([.A22];2)*LOG([.A22])" office:value-type="float" office:value="1906098708.97766" calcext:value-type="float">
            <text:p>1906098708,97766</text:p>
          </table:table-cell>
          <table:table-cell table:formula="of:=[.J22]/[.K22]" office:value-type="float" office:value="0.00000534363721670166" calcext:value-type="float">
            <text:p>5,34363721670166E-06</text:p>
          </table:table-cell>
          <table:table-cell table:formula="of:=[.$L$52]*[.K22]" office:value-type="float" office:value="10844.2530325975" calcext:value-type="float">
            <text:p>10844,25303259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3790.5" calcext:value-type="float">
            <text:p>13790,5</text:p>
          </table:table-cell>
          <table:table-cell table:formula="of:=POWER([.A23];2)*LOG([.A23])" office:value-type="float" office:value="2101732577.51795" calcext:value-type="float">
            <text:p>2101732577,51795</text:p>
          </table:table-cell>
          <table:table-cell table:formula="of:=[.B23]/[.C23]" office:value-type="float" office:value="0.00000656149128938467" calcext:value-type="float">
            <text:p>6,56149128938467E-06</text:p>
          </table:table-cell>
          <table:table-cell table:formula="of:=[.$D$52]*[.C23]" office:value-type="float" office:value="14050.0820546218" calcext:value-type="float">
            <text:p>14050,0820546218</text:p>
          </table:table-cell>
          <table:table-cell office:value-type="float" office:value="6697.94" calcext:value-type="float">
            <text:p>6697,94</text:p>
          </table:table-cell>
          <table:table-cell table:formula="of:=POWER([.A23];2)*LOG([.A23])" office:value-type="float" office:value="2101732577.51795" calcext:value-type="float">
            <text:p>2101732577,51795</text:p>
          </table:table-cell>
          <table:table-cell table:formula="of:=[.F23]/[.G23]" office:value-type="float" office:value="0.00000318686595604374" calcext:value-type="float">
            <text:p>3,18686595604374E-06</text:p>
          </table:table-cell>
          <table:table-cell table:formula="of:=[.$H$52]*[.G23]" office:value-type="float" office:value="8461.30379375592" calcext:value-type="float">
            <text:p>8461,30379375592</text:p>
          </table:table-cell>
          <table:table-cell office:value-type="float" office:value="9687.88" calcext:value-type="float">
            <text:p>9687,88</text:p>
          </table:table-cell>
          <table:table-cell table:formula="of:=POWER([.A23];2)*LOG([.A23])" office:value-type="float" office:value="2101732577.51795" calcext:value-type="float">
            <text:p>2101732577,51795</text:p>
          </table:table-cell>
          <table:table-cell table:formula="of:=[.J23]/[.K23]" office:value-type="float" office:value="0.00000460947320493122" calcext:value-type="float">
            <text:p>4,60947320493122E-06</text:p>
          </table:table-cell>
          <table:table-cell table:formula="of:=[.$L$52]*[.K23]" office:value-type="float" office:value="11957.2610642406" calcext:value-type="float">
            <text:p>11957,261064240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4329.4" calcext:value-type="float">
            <text:p>14329,4</text:p>
          </table:table-cell>
          <table:table-cell table:formula="of:=POWER([.A24];2)*LOG([.A24])" office:value-type="float" office:value="2307354025.25331" calcext:value-type="float">
            <text:p>2307354025,25331</text:p>
          </table:table-cell>
          <table:table-cell table:formula="of:=[.B24]/[.C24]" office:value-type="float" office:value="0.00000621031703118332" calcext:value-type="float">
            <text:p>6,21031703118332E-06</text:p>
          </table:table-cell>
          <table:table-cell table:formula="of:=[.$D$52]*[.C24]" office:value-type="float" office:value="15424.6614106137" calcext:value-type="float">
            <text:p>15424,6614106137</text:p>
          </table:table-cell>
          <table:table-cell office:value-type="float" office:value="7296.5" calcext:value-type="float">
            <text:p>7296,5</text:p>
          </table:table-cell>
          <table:table-cell table:formula="of:=POWER([.A24];2)*LOG([.A24])" office:value-type="float" office:value="2307354025.25331" calcext:value-type="float">
            <text:p>2307354025,25331</text:p>
          </table:table-cell>
          <table:table-cell table:formula="of:=[.F24]/[.G24]" office:value-type="float" office:value="0.00000316228022234212" calcext:value-type="float">
            <text:p>3,16228022234212E-06</text:p>
          </table:table-cell>
          <table:table-cell table:formula="of:=[.$H$52]*[.G24]" office:value-type="float" office:value="9289.10917414138" calcext:value-type="float">
            <text:p>9289,10917414138</text:p>
          </table:table-cell>
          <table:table-cell office:value-type="float" office:value="10639.6" calcext:value-type="float">
            <text:p>10639,6</text:p>
          </table:table-cell>
          <table:table-cell table:formula="of:=POWER([.A24];2)*LOG([.A24])" office:value-type="float" office:value="2307354025.25331" calcext:value-type="float">
            <text:p>2307354025,25331</text:p>
          </table:table-cell>
          <table:table-cell table:formula="of:=[.J24]/[.K24]" office:value-type="float" office:value="0.00000461116928028934" calcext:value-type="float">
            <text:p>4,61116928028934E-06</text:p>
          </table:table-cell>
          <table:table-cell table:formula="of:=[.$L$52]*[.K24]" office:value-type="float" office:value="13127.0908310145" calcext:value-type="float">
            <text:p>13127,090831014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5761.6" calcext:value-type="float">
            <text:p>15761,6</text:p>
          </table:table-cell>
          <table:table-cell table:formula="of:=POWER([.A25];2)*LOG([.A25])" office:value-type="float" office:value="2523001675.22588" calcext:value-type="float">
            <text:p>2523001675,22588</text:p>
          </table:table-cell>
          <table:table-cell table:formula="of:=[.B25]/[.C25]" office:value-type="float" office:value="0.00000624716192413501" calcext:value-type="float">
            <text:p>6,24716192413501E-06</text:p>
          </table:table-cell>
          <table:table-cell table:formula="of:=[.$D$52]*[.C25]" office:value-type="float" office:value="16866.2659274829" calcext:value-type="float">
            <text:p>16866,2659274829</text:p>
          </table:table-cell>
          <table:table-cell office:value-type="float" office:value="7937.64" calcext:value-type="float">
            <text:p>7937,64</text:p>
          </table:table-cell>
          <table:table-cell table:formula="of:=POWER([.A25];2)*LOG([.A25])" office:value-type="float" office:value="2523001675.22588" calcext:value-type="float">
            <text:p>2523001675,22588</text:p>
          </table:table-cell>
          <table:table-cell table:formula="of:=[.F25]/[.G25]" office:value-type="float" office:value="0.00000314610968274103" calcext:value-type="float">
            <text:p>3,14610968274103E-06</text:p>
          </table:table-cell>
          <table:table-cell table:formula="of:=[.$H$52]*[.G25]" office:value-type="float" office:value="10157.2787492556" calcext:value-type="float">
            <text:p>10157,2787492556</text:p>
          </table:table-cell>
          <table:table-cell office:value-type="float" office:value="11412.5" calcext:value-type="float">
            <text:p>11412,5</text:p>
          </table:table-cell>
          <table:table-cell table:formula="of:=POWER([.A25];2)*LOG([.A25])" office:value-type="float" office:value="2523001675.22588" calcext:value-type="float">
            <text:p>2523001675,22588</text:p>
          </table:table-cell>
          <table:table-cell table:formula="of:=[.J25]/[.K25]" office:value-type="float" office:value="0.00000452338185585162" calcext:value-type="float">
            <text:p>4,52338185585162E-06</text:p>
          </table:table-cell>
          <table:table-cell table:formula="of:=[.$L$52]*[.K25]" office:value-type="float" office:value="14353.9620686756" calcext:value-type="float">
            <text:p>14353,96206867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582.2" calcext:value-type="float">
            <text:p>17582,2</text:p>
          </table:table-cell>
          <table:table-cell table:formula="of:=POWER([.A26];2)*LOG([.A26])" office:value-type="float" office:value="2748712505.42002" calcext:value-type="float">
            <text:p>2748712505,42002</text:p>
          </table:table-cell>
          <table:table-cell table:formula="of:=[.B26]/[.C26]" office:value-type="float" office:value="0.00000639652199541811" calcext:value-type="float">
            <text:p>6,39652199541811E-06</text:p>
          </table:table-cell>
          <table:table-cell table:formula="of:=[.$D$52]*[.C26]" office:value-type="float" office:value="18375.1428030508" calcext:value-type="float">
            <text:p>18375,1428030508</text:p>
          </table:table-cell>
          <table:table-cell office:value-type="float" office:value="8784.41" calcext:value-type="float">
            <text:p>8784,41</text:p>
          </table:table-cell>
          <table:table-cell table:formula="of:=POWER([.A26];2)*LOG([.A26])" office:value-type="float" office:value="2748712505.42002" calcext:value-type="float">
            <text:p>2748712505,42002</text:p>
          </table:table-cell>
          <table:table-cell table:formula="of:=[.F26]/[.G26]" office:value-type="float" office:value="0.00000319582713094896" calcext:value-type="float">
            <text:p>3,19582713094896E-06</text:p>
          </table:table-cell>
          <table:table-cell table:formula="of:=[.$H$52]*[.G26]" office:value-type="float" office:value="11065.9613876857" calcext:value-type="float">
            <text:p>11065,9613876857</text:p>
          </table:table-cell>
          <table:table-cell office:value-type="float" office:value="13113.3" calcext:value-type="float">
            <text:p>13113,3</text:p>
          </table:table-cell>
          <table:table-cell table:formula="of:=POWER([.A26];2)*LOG([.A26])" office:value-type="float" office:value="2748712505.42002" calcext:value-type="float">
            <text:p>2748712505,42002</text:p>
          </table:table-cell>
          <table:table-cell table:formula="of:=[.J26]/[.K26]" office:value-type="float" office:value="0.00000477070627580828" calcext:value-type="float">
            <text:p>4,77070627580828E-06</text:p>
          </table:table-cell>
          <table:table-cell table:formula="of:=[.$L$52]*[.K26]" office:value-type="float" office:value="15638.0851538518" calcext:value-type="float">
            <text:p>15638,085153851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9025.1" calcext:value-type="float">
            <text:p>19025,1</text:p>
          </table:table-cell>
          <table:table-cell table:formula="of:=POWER([.A27];2)*LOG([.A27])" office:value-type="float" office:value="2984521983.22827" calcext:value-type="float">
            <text:p>2984521983,22827</text:p>
          </table:table-cell>
          <table:table-cell table:formula="of:=[.B27]/[.C27]" office:value-type="float" office:value="0.00000637458866341507" calcext:value-type="float">
            <text:p>6,37458866341507E-06</text:p>
          </table:table-cell>
          <table:table-cell table:formula="of:=[.$D$52]*[.C27]" office:value-type="float" office:value="19951.5291368327" calcext:value-type="float">
            <text:p>19951,5291368327</text:p>
          </table:table-cell>
          <table:table-cell office:value-type="float" office:value="9810.27" calcext:value-type="float">
            <text:p>9810,27</text:p>
          </table:table-cell>
          <table:table-cell table:formula="of:=POWER([.A27];2)*LOG([.A27])" office:value-type="float" office:value="2984521983.22827" calcext:value-type="float">
            <text:p>2984521983,22827</text:p>
          </table:table-cell>
          <table:table-cell table:formula="of:=[.F27]/[.G27]" office:value-type="float" office:value="0.00000328704899984972" calcext:value-type="float">
            <text:p>3,28704899984972E-06</text:p>
          </table:table-cell>
          <table:table-cell table:formula="of:=[.$H$52]*[.G27]" office:value-type="float" office:value="12015.2998765713" calcext:value-type="float">
            <text:p>12015,2998765713</text:p>
          </table:table-cell>
          <table:table-cell office:value-type="float" office:value="14098.9" calcext:value-type="float">
            <text:p>14098,9</text:p>
          </table:table-cell>
          <table:table-cell table:formula="of:=POWER([.A27];2)*LOG([.A27])" office:value-type="float" office:value="2984521983.22827" calcext:value-type="float">
            <text:p>2984521983,22827</text:p>
          </table:table-cell>
          <table:table-cell table:formula="of:=[.J27]/[.K27]" office:value-type="float" office:value="0.00000472400608178789" calcext:value-type="float">
            <text:p>4,72400608178789E-06</text:p>
          </table:table-cell>
          <table:table-cell table:formula="of:=[.$L$52]*[.K27]" office:value-type="float" office:value="16979.6618690519" calcext:value-type="float">
            <text:p>16979,66186905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9734.7" calcext:value-type="float">
            <text:p>19734,7</text:p>
          </table:table-cell>
          <table:table-cell table:formula="of:=POWER([.A28];2)*LOG([.A28])" office:value-type="float" office:value="3230464184.0719" calcext:value-type="float">
            <text:p>3230464184,0719</text:p>
          </table:table-cell>
          <table:table-cell table:formula="of:=[.B28]/[.C28]" office:value-type="float" office:value="0.00000610893632478693" calcext:value-type="float">
            <text:p>6,10893632478693E-06</text:p>
          </table:table-cell>
          <table:table-cell table:formula="of:=[.$D$52]*[.C28]" office:value-type="float" office:value="21595.652723016" calcext:value-type="float">
            <text:p>21595,652723016</text:p>
          </table:table-cell>
          <table:table-cell office:value-type="float" office:value="9453.25" calcext:value-type="float">
            <text:p>9453,25</text:p>
          </table:table-cell>
          <table:table-cell table:formula="of:=POWER([.A28];2)*LOG([.A28])" office:value-type="float" office:value="3230464184.0719" calcext:value-type="float">
            <text:p>3230464184,0719</text:p>
          </table:table-cell>
          <table:table-cell table:formula="of:=[.F28]/[.G28]" office:value-type="float" office:value="0.00000292628224965629" calcext:value-type="float">
            <text:p>2,92628224965629E-06</text:p>
          </table:table-cell>
          <table:table-cell table:formula="of:=[.$H$52]*[.G28]" office:value-type="float" office:value="13005.4313991556" calcext:value-type="float">
            <text:p>13005,4313991556</text:p>
          </table:table-cell>
          <table:table-cell office:value-type="float" office:value="13804.3" calcext:value-type="float">
            <text:p>13804,3</text:p>
          </table:table-cell>
          <table:table-cell table:formula="of:=POWER([.A28];2)*LOG([.A28])" office:value-type="float" office:value="3230464184.0719" calcext:value-type="float">
            <text:p>3230464184,0719</text:p>
          </table:table-cell>
          <table:table-cell table:formula="of:=[.J28]/[.K28]" office:value-type="float" office:value="0.00000427316299250843" calcext:value-type="float">
            <text:p>4,27316299250843E-06</text:p>
          </table:table-cell>
          <table:table-cell table:formula="of:=[.$L$52]*[.K28]" office:value-type="float" office:value="18378.8860775257" calcext:value-type="float">
            <text:p>18378,886077525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2024.1" calcext:value-type="float">
            <text:p>22024,1</text:p>
          </table:table-cell>
          <table:table-cell table:formula="of:=POWER([.A29];2)*LOG([.A29])" office:value-type="float" office:value="3486571896.5723" calcext:value-type="float">
            <text:p>3486571896,5723</text:p>
          </table:table-cell>
          <table:table-cell table:formula="of:=[.B29]/[.C29]" office:value-type="float" office:value="0.00000631683517602268" calcext:value-type="float">
            <text:p>6,31683517602268E-06</text:p>
          </table:table-cell>
          <table:table-cell table:formula="of:=[.$D$52]*[.C29]" office:value-type="float" office:value="23307.7327535314" calcext:value-type="float">
            <text:p>23307,7327535314</text:p>
          </table:table-cell>
          <table:table-cell office:value-type="float" office:value="10670.4" calcext:value-type="float">
            <text:p>10670,4</text:p>
          </table:table-cell>
          <table:table-cell table:formula="of:=POWER([.A29];2)*LOG([.A29])" office:value-type="float" office:value="3486571896.5723" calcext:value-type="float">
            <text:p>3486571896,5723</text:p>
          </table:table-cell>
          <table:table-cell table:formula="of:=[.F29]/[.G29]" office:value-type="float" office:value="0.00000306042735286492" calcext:value-type="float">
            <text:p>3,06042735286492E-06</text:p>
          </table:table-cell>
          <table:table-cell table:formula="of:=[.$H$52]*[.G29]" office:value-type="float" office:value="14036.4879581917" calcext:value-type="float">
            <text:p>14036,4879581917</text:p>
          </table:table-cell>
          <table:table-cell office:value-type="float" office:value="15488" calcext:value-type="float">
            <text:p>15488</text:p>
          </table:table-cell>
          <table:table-cell table:formula="of:=POWER([.A29];2)*LOG([.A29])" office:value-type="float" office:value="3486571896.5723" calcext:value-type="float">
            <text:p>3486571896,5723</text:p>
          </table:table-cell>
          <table:table-cell table:formula="of:=[.J29]/[.K29]" office:value-type="float" office:value="0.0000044421857513469" calcext:value-type="float">
            <text:p>4,4421857513469E-06</text:p>
          </table:table-cell>
          <table:table-cell table:formula="of:=[.$L$52]*[.K29]" office:value-type="float" office:value="19835.9443216099" calcext:value-type="float">
            <text:p>19835,944321609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2716" calcext:value-type="float">
            <text:p>22716</text:p>
          </table:table-cell>
          <table:table-cell table:formula="of:=POWER([.A30];2)*LOG([.A30])" office:value-type="float" office:value="3752876716.23302" calcext:value-type="float">
            <text:p>3752876716,23302</text:p>
          </table:table-cell>
          <table:table-cell table:formula="of:=[.B30]/[.C30]" office:value-type="float" office:value="0.00000605295662970815" calcext:value-type="float">
            <text:p>6,05295662970815E-06</text:p>
          </table:table-cell>
          <table:table-cell table:formula="of:=[.$D$52]*[.C30]" office:value-type="float" office:value="25087.9804443166" calcext:value-type="float">
            <text:p>25087,9804443166</text:p>
          </table:table-cell>
          <table:table-cell office:value-type="float" office:value="10780" calcext:value-type="float">
            <text:p>10780</text:p>
          </table:table-cell>
          <table:table-cell table:formula="of:=POWER([.A30];2)*LOG([.A30])" office:value-type="float" office:value="3752876716.23302" calcext:value-type="float">
            <text:p>3752876716,23302</text:p>
          </table:table-cell>
          <table:table-cell table:formula="of:=[.F30]/[.G30]" office:value-type="float" office:value="0.0000028724631303158" calcext:value-type="float">
            <text:p>2,8724631303158E-06</text:p>
          </table:table-cell>
          <table:table-cell table:formula="of:=[.$H$52]*[.G30]" office:value-type="float" office:value="15108.5967530946" calcext:value-type="float">
            <text:p>15108,5967530946</text:p>
          </table:table-cell>
          <table:table-cell office:value-type="float" office:value="15970.4" calcext:value-type="float">
            <text:p>15970,4</text:p>
          </table:table-cell>
          <table:table-cell table:formula="of:=POWER([.A30];2)*LOG([.A30])" office:value-type="float" office:value="3752876716.23302" calcext:value-type="float">
            <text:p>3752876716,23302</text:p>
          </table:table-cell>
          <table:table-cell table:formula="of:=[.J30]/[.K30]" office:value-type="float" office:value="0.00000425550882897918" calcext:value-type="float">
            <text:p>4,25550882897918E-06</text:p>
          </table:table-cell>
          <table:table-cell table:formula="of:=[.$L$52]*[.K30]" office:value-type="float" office:value="21351.0163557072" calcext:value-type="float">
            <text:p>21351,01635570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109.8" calcext:value-type="float">
            <text:p>25109,8</text:p>
          </table:table-cell>
          <table:table-cell table:formula="of:=POWER([.A31];2)*LOG([.A31])" office:value-type="float" office:value="4029409129.2477" calcext:value-type="float">
            <text:p>4029409129,2477</text:p>
          </table:table-cell>
          <table:table-cell table:formula="of:=[.B31]/[.C31]" office:value-type="float" office:value="0.00000623163327291316" calcext:value-type="float">
            <text:p>6,23163327291316E-06</text:p>
          </table:table-cell>
          <table:table-cell table:formula="of:=[.$D$52]*[.C31]" office:value-type="float" office:value="26936.5995955728" calcext:value-type="float">
            <text:p>26936,5995955728</text:p>
          </table:table-cell>
          <table:table-cell office:value-type="float" office:value="11688.3" calcext:value-type="float">
            <text:p>11688,3</text:p>
          </table:table-cell>
          <table:table-cell table:formula="of:=POWER([.A31];2)*LOG([.A31])" office:value-type="float" office:value="4029409129.2477" calcext:value-type="float">
            <text:p>4029409129,2477</text:p>
          </table:table-cell>
          <table:table-cell table:formula="of:=[.F31]/[.G31]" office:value-type="float" office:value="0.00000290074788265103" calcext:value-type="float">
            <text:p>2,90074788265103E-06</text:p>
          </table:table-cell>
          <table:table-cell table:formula="of:=[.$H$52]*[.G31]" office:value-type="float" office:value="16221.8805173405" calcext:value-type="float">
            <text:p>16221,8805173405</text:p>
          </table:table-cell>
          <table:table-cell office:value-type="float" office:value="16912.3" calcext:value-type="float">
            <text:p>16912,3</text:p>
          </table:table-cell>
          <table:table-cell table:formula="of:=POWER([.A31];2)*LOG([.A31])" office:value-type="float" office:value="4029409129.2477" calcext:value-type="float">
            <text:p>4029409129,2477</text:p>
          </table:table-cell>
          <table:table-cell table:formula="of:=[.J31]/[.K31]" office:value-type="float" office:value="0.00000419721588389749" calcext:value-type="float">
            <text:p>4,19721588389749E-06</text:p>
          </table:table-cell>
          <table:table-cell table:formula="of:=[.$L$52]*[.K31]" office:value-type="float" office:value="22924.2756230902" calcext:value-type="float">
            <text:p>22924,275623090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5958.9" calcext:value-type="float">
            <text:p>25958,9</text:p>
          </table:table-cell>
          <table:table-cell table:formula="of:=POWER([.A32];2)*LOG([.A32])" office:value-type="float" office:value="4316198587.77474" calcext:value-type="float">
            <text:p>4316198587,77474</text:p>
          </table:table-cell>
          <table:table-cell table:formula="of:=[.B32]/[.C32]" office:value-type="float" office:value="0.00000601429694952553" calcext:value-type="float">
            <text:p>6,01429694952553E-06</text:p>
          </table:table-cell>
          <table:table-cell table:formula="of:=[.$D$52]*[.C32]" office:value-type="float" office:value="28853.7870949758" calcext:value-type="float">
            <text:p>28853,7870949758</text:p>
          </table:table-cell>
          <table:table-cell office:value-type="float" office:value="11543" calcext:value-type="float">
            <text:p>11543</text:p>
          </table:table-cell>
          <table:table-cell table:formula="of:=POWER([.A32];2)*LOG([.A32])" office:value-type="float" office:value="4316198587.77474" calcext:value-type="float">
            <text:p>4316198587,77474</text:p>
          </table:table-cell>
          <table:table-cell table:formula="of:=[.F32]/[.G32]" office:value-type="float" office:value="0.00000267434404725829" calcext:value-type="float">
            <text:p>2,67434404725829E-06</text:p>
          </table:table-cell>
          <table:table-cell table:formula="of:=[.$H$52]*[.G32]" office:value-type="float" office:value="17376.4578215139" calcext:value-type="float">
            <text:p>17376,4578215139</text:p>
          </table:table-cell>
          <table:table-cell office:value-type="float" office:value="16884.1" calcext:value-type="float">
            <text:p>16884,1</text:p>
          </table:table-cell>
          <table:table-cell table:formula="of:=POWER([.A32];2)*LOG([.A32])" office:value-type="float" office:value="4316198587.77474" calcext:value-type="float">
            <text:p>4316198587,77474</text:p>
          </table:table-cell>
          <table:table-cell table:formula="of:=[.J32]/[.K32]" office:value-type="float" office:value="0.00000391179869430076" calcext:value-type="float">
            <text:p>3,91179869430076E-06</text:p>
          </table:table-cell>
          <table:table-cell table:formula="of:=[.$L$52]*[.K32]" office:value-type="float" office:value="24555.8896841568" calcext:value-type="float">
            <text:p>24555,889684156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7152.7" calcext:value-type="float">
            <text:p>27152,7</text:p>
          </table:table-cell>
          <table:table-cell table:formula="of:=POWER([.A33];2)*LOG([.A33])" office:value-type="float" office:value="4613273577.79958" calcext:value-type="float">
            <text:p>4613273577,79958</text:p>
          </table:table-cell>
          <table:table-cell table:formula="of:=[.B33]/[.C33]" office:value-type="float" office:value="0.00000588577710428159" calcext:value-type="float">
            <text:p>5,88577710428159E-06</text:p>
          </table:table-cell>
          <table:table-cell table:formula="of:=[.$D$52]*[.C33]" office:value-type="float" office:value="30839.7333713353" calcext:value-type="float">
            <text:p>30839,7333713353</text:p>
          </table:table-cell>
          <table:table-cell office:value-type="float" office:value="12301.7" calcext:value-type="float">
            <text:p>12301,7</text:p>
          </table:table-cell>
          <table:table-cell table:formula="of:=POWER([.A33];2)*LOG([.A33])" office:value-type="float" office:value="4613273577.79958" calcext:value-type="float">
            <text:p>4613273577,79958</text:p>
          </table:table-cell>
          <table:table-cell table:formula="of:=[.F33]/[.G33]" office:value-type="float" office:value="0.0000026665880079602" calcext:value-type="float">
            <text:p>2,6665880079602E-06</text:p>
          </table:table-cell>
          <table:table-cell table:formula="of:=[.$H$52]*[.G33]" office:value-type="float" office:value="18572.4433465114" calcext:value-type="float">
            <text:p>18572,4433465114</text:p>
          </table:table-cell>
          <table:table-cell office:value-type="float" office:value="18060.9" calcext:value-type="float">
            <text:p>18060,9</text:p>
          </table:table-cell>
          <table:table-cell table:formula="of:=POWER([.A33];2)*LOG([.A33])" office:value-type="float" office:value="4613273577.79958" calcext:value-type="float">
            <text:p>4613273577,79958</text:p>
          </table:table-cell>
          <table:table-cell table:formula="of:=[.J33]/[.K33]" office:value-type="float" office:value="0.00000391498568108215" calcext:value-type="float">
            <text:p>3,91498568108215E-06</text:p>
          </table:table-cell>
          <table:table-cell table:formula="of:=[.$L$52]*[.K33]" office:value-type="float" office:value="26246.020602515" calcext:value-type="float">
            <text:p>26246,02060251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0130.3" calcext:value-type="float">
            <text:p>30130,3</text:p>
          </table:table-cell>
          <table:table-cell table:formula="of:=POWER([.A34];2)*LOG([.A34])" office:value-type="float" office:value="4920661680.52702" calcext:value-type="float">
            <text:p>4920661680,52702</text:p>
          </table:table-cell>
          <table:table-cell table:formula="of:=[.B34]/[.C34]" office:value-type="float" office:value="0.0000061232212162111" calcext:value-type="float">
            <text:p>6,1232212162111E-06</text:p>
          </table:table-cell>
          <table:table-cell table:formula="of:=[.$D$52]*[.C34]" office:value-type="float" office:value="32894.6228050021" calcext:value-type="float">
            <text:p>32894,6228050021</text:p>
          </table:table-cell>
          <table:table-cell office:value-type="float" office:value="13779.7" calcext:value-type="float">
            <text:p>13779,7</text:p>
          </table:table-cell>
          <table:table-cell table:formula="of:=POWER([.A34];2)*LOG([.A34])" office:value-type="float" office:value="4920661680.52702" calcext:value-type="float">
            <text:p>4920661680,52702</text:p>
          </table:table-cell>
          <table:table-cell table:formula="of:=[.F34]/[.G34]" office:value-type="float" office:value="0.00000280037541587784" calcext:value-type="float">
            <text:p>2,80037541587784E-06</text:p>
          </table:table-cell>
          <table:table-cell table:formula="of:=[.$H$52]*[.G34]" office:value-type="float" office:value="19809.9481306998" calcext:value-type="float">
            <text:p>19809,9481306998</text:p>
          </table:table-cell>
          <table:table-cell office:value-type="float" office:value="19885" calcext:value-type="float">
            <text:p>19885</text:p>
          </table:table-cell>
          <table:table-cell table:formula="of:=POWER([.A34];2)*LOG([.A34])" office:value-type="float" office:value="4920661680.52702" calcext:value-type="float">
            <text:p>4920661680,52702</text:p>
          </table:table-cell>
          <table:table-cell table:formula="of:=[.J34]/[.K34]" office:value-type="float" office:value="0.00000404112318444747" calcext:value-type="float">
            <text:p>4,04112318444747E-06</text:p>
          </table:table-cell>
          <table:table-cell table:formula="of:=[.$L$52]*[.K34]" office:value-type="float" office:value="27994.8252942585" calcext:value-type="float">
            <text:p>27994,825294258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1987.7" calcext:value-type="float">
            <text:p>31987,7</text:p>
          </table:table-cell>
          <table:table-cell table:formula="of:=POWER([.A35];2)*LOG([.A35])" office:value-type="float" office:value="5238389628.10085" calcext:value-type="float">
            <text:p>5238389628,10085</text:p>
          </table:table-cell>
          <table:table-cell table:formula="of:=[.B35]/[.C35]" office:value-type="float" office:value="0.00000610639953706479" calcext:value-type="float">
            <text:p>6,10639953706479E-06</text:p>
          </table:table-cell>
          <table:table-cell table:formula="of:=[.$D$52]*[.C35]" office:value-type="float" office:value="35018.6341003548" calcext:value-type="float">
            <text:p>35018,6341003548</text:p>
          </table:table-cell>
          <table:table-cell office:value-type="float" office:value="14267.3" calcext:value-type="float">
            <text:p>14267,3</text:p>
          </table:table-cell>
          <table:table-cell table:formula="of:=POWER([.A35];2)*LOG([.A35])" office:value-type="float" office:value="5238389628.10085" calcext:value-type="float">
            <text:p>5238389628,10085</text:p>
          </table:table-cell>
          <table:table-cell table:formula="of:=[.F35]/[.G35]" office:value-type="float" office:value="0.00000272360420146383" calcext:value-type="float">
            <text:p>2,72360420146383E-06</text:p>
          </table:table-cell>
          <table:table-cell table:formula="of:=[.$H$52]*[.G35]" office:value-type="float" office:value="21089.079794236" calcext:value-type="float">
            <text:p>21089,079794236</text:p>
          </table:table-cell>
          <table:table-cell office:value-type="float" office:value="20713.7" calcext:value-type="float">
            <text:p>20713,7</text:p>
          </table:table-cell>
          <table:table-cell table:formula="of:=POWER([.A35];2)*LOG([.A35])" office:value-type="float" office:value="5238389628.10085" calcext:value-type="float">
            <text:p>5238389628,10085</text:p>
          </table:table-cell>
          <table:table-cell table:formula="of:=[.J35]/[.K35]" office:value-type="float" office:value="0.00000395421140284856" calcext:value-type="float">
            <text:p>3,95421140284856E-06</text:p>
          </table:table-cell>
          <table:table-cell table:formula="of:=[.$L$52]*[.K35]" office:value-type="float" office:value="29802.4558449693" calcext:value-type="float">
            <text:p>29802,455844969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630.4" calcext:value-type="float">
            <text:p>34630,4</text:p>
          </table:table-cell>
          <table:table-cell table:formula="of:=POWER([.A36];2)*LOG([.A36])" office:value-type="float" office:value="5566483354.32909" calcext:value-type="float">
            <text:p>5566483354,32909</text:p>
          </table:table-cell>
          <table:table-cell table:formula="of:=[.B36]/[.C36]" office:value-type="float" office:value="0.0000062212348076219" calcext:value-type="float">
            <text:p>6,2212348076219E-06</text:p>
          </table:table-cell>
          <table:table-cell table:formula="of:=[.$D$52]*[.C36]" office:value-type="float" office:value="37211.9406248971" calcext:value-type="float">
            <text:p>37211,9406248971</text:p>
          </table:table-cell>
          <table:table-cell office:value-type="float" office:value="16307.8" calcext:value-type="float">
            <text:p>16307,8</text:p>
          </table:table-cell>
          <table:table-cell table:formula="of:=POWER([.A36];2)*LOG([.A36])" office:value-type="float" office:value="5566483354.32909" calcext:value-type="float">
            <text:p>5566483354,32909</text:p>
          </table:table-cell>
          <table:table-cell table:formula="of:=[.F36]/[.G36]" office:value-type="float" office:value="0.00000292964138432523" calcext:value-type="float">
            <text:p>2,92964138432523E-06</text:p>
          </table:table-cell>
          <table:table-cell table:formula="of:=[.$H$52]*[.G36]" office:value-type="float" office:value="22409.9427432802" calcext:value-type="float">
            <text:p>22409,9427432802</text:p>
          </table:table-cell>
          <table:table-cell office:value-type="float" office:value="23531.9" calcext:value-type="float">
            <text:p>23531,9</text:p>
          </table:table-cell>
          <table:table-cell table:formula="of:=POWER([.A36];2)*LOG([.A36])" office:value-type="float" office:value="5566483354.32909" calcext:value-type="float">
            <text:p>5566483354,32909</text:p>
          </table:table-cell>
          <table:table-cell table:formula="of:=[.J36]/[.K36]" office:value-type="float" office:value="0.00000422742663583088" calcext:value-type="float">
            <text:p>4,22742663583088E-06</text:p>
          </table:table-cell>
          <table:table-cell table:formula="of:=[.$L$52]*[.K36]" office:value-type="float" office:value="31669.0597983056" calcext:value-type="float">
            <text:p>31669,059798305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4461.9" calcext:value-type="float">
            <text:p>34461,9</text:p>
          </table:table-cell>
          <table:table-cell table:formula="of:=POWER([.A37];2)*LOG([.A37])" office:value-type="float" office:value="5904968040.9944" calcext:value-type="float">
            <text:p>5904968040,9944</text:p>
          </table:table-cell>
          <table:table-cell table:formula="of:=[.B37]/[.C37]" office:value-type="float" office:value="0.00000583608577739171" calcext:value-type="float">
            <text:p>5,83608577739171E-06</text:p>
          </table:table-cell>
          <table:table-cell table:formula="of:=[.$D$52]*[.C37]" office:value-type="float" office:value="39474.7107188436" calcext:value-type="float">
            <text:p>39474,7107188436</text:p>
          </table:table-cell>
          <table:table-cell office:value-type="float" office:value="13918.9" calcext:value-type="float">
            <text:p>13918,9</text:p>
          </table:table-cell>
          <table:table-cell table:formula="of:=POWER([.A37];2)*LOG([.A37])" office:value-type="float" office:value="5904968040.9944" calcext:value-type="float">
            <text:p>5904968040,9944</text:p>
          </table:table-cell>
          <table:table-cell table:formula="of:=[.F37]/[.G37]" office:value-type="float" office:value="0.00000235715077598558" calcext:value-type="float">
            <text:p>2,35715077598558E-06</text:p>
          </table:table-cell>
          <table:table-cell table:formula="of:=[.$H$52]*[.G37]" office:value-type="float" office:value="23772.6383564356" calcext:value-type="float">
            <text:p>23772,6383564356</text:p>
          </table:table-cell>
          <table:table-cell office:value-type="float" office:value="20045.8" calcext:value-type="float">
            <text:p>20045,8</text:p>
          </table:table-cell>
          <table:table-cell table:formula="of:=POWER([.A37];2)*LOG([.A37])" office:value-type="float" office:value="5904968040.9944" calcext:value-type="float">
            <text:p>5904968040,9944</text:p>
          </table:table-cell>
          <table:table-cell table:formula="of:=[.J37]/[.K37]" office:value-type="float" office:value="0.00000339473471504585" calcext:value-type="float">
            <text:p>3,39473471504585E-06</text:p>
          </table:table-cell>
          <table:table-cell table:formula="of:=[.$L$52]*[.K37]" office:value-type="float" office:value="33594.7804194726" calcext:value-type="float">
            <text:p>33594,780419472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6667" calcext:value-type="float">
            <text:p>36667</text:p>
          </table:table-cell>
          <table:table-cell table:formula="of:=POWER([.A38];2)*LOG([.A38])" office:value-type="float" office:value="6253868160.24772" calcext:value-type="float">
            <text:p>6253868160,24772</text:p>
          </table:table-cell>
          <table:table-cell table:formula="of:=[.B38]/[.C38]" office:value-type="float" office:value="0.00000586309129972891" calcext:value-type="float">
            <text:p>5,86309129972891E-06</text:p>
          </table:table-cell>
          <table:table-cell table:formula="of:=[.$D$52]*[.C38]" office:value-type="float" office:value="41807.1079785204" calcext:value-type="float">
            <text:p>41807,1079785204</text:p>
          </table:table-cell>
          <table:table-cell office:value-type="float" office:value="15493.3" calcext:value-type="float">
            <text:p>15493,3</text:p>
          </table:table-cell>
          <table:table-cell table:formula="of:=POWER([.A38];2)*LOG([.A38])" office:value-type="float" office:value="6253868160.24772" calcext:value-type="float">
            <text:p>6253868160,24772</text:p>
          </table:table-cell>
          <table:table-cell table:formula="of:=[.F38]/[.G38]" office:value-type="float" office:value="0.00000247739472643221" calcext:value-type="float">
            <text:p>2,47739472643221E-06</text:p>
          </table:table-cell>
          <table:table-cell table:formula="of:=[.$H$52]*[.G38]" office:value-type="float" office:value="25177.2651554198" calcext:value-type="float">
            <text:p>25177,2651554198</text:p>
          </table:table-cell>
          <table:table-cell office:value-type="float" office:value="22417.3" calcext:value-type="float">
            <text:p>22417,3</text:p>
          </table:table-cell>
          <table:table-cell table:formula="of:=POWER([.A38];2)*LOG([.A38])" office:value-type="float" office:value="6253868160.24772" calcext:value-type="float">
            <text:p>6253868160,24772</text:p>
          </table:table-cell>
          <table:table-cell table:formula="of:=[.J38]/[.K38]" office:value-type="float" office:value="0.0000035845495020976" calcext:value-type="float">
            <text:p>3,5845495020976E-06</text:p>
          </table:table-cell>
          <table:table-cell table:formula="of:=[.$L$52]*[.K38]" office:value-type="float" office:value="35579.7569364105" calcext:value-type="float">
            <text:p>35579,756936410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8285.7" calcext:value-type="float">
            <text:p>38285,7</text:p>
          </table:table-cell>
          <table:table-cell table:formula="of:=POWER([.A39];2)*LOG([.A39])" office:value-type="float" office:value="6613207513.51467" calcext:value-type="float">
            <text:p>6613207513,51467</text:p>
          </table:table-cell>
          <table:table-cell table:formula="of:=[.B39]/[.C39]" office:value-type="float" office:value="0.00000578927848880589" calcext:value-type="float">
            <text:p>5,78927848880589E-06</text:p>
          </table:table-cell>
          <table:table-cell table:formula="of:=[.$D$52]*[.C39]" office:value-type="float" office:value="44209.2915164555" calcext:value-type="float">
            <text:p>44209,2915164555</text:p>
          </table:table-cell>
          <table:table-cell office:value-type="float" office:value="15765.3" calcext:value-type="float">
            <text:p>15765,3</text:p>
          </table:table-cell>
          <table:table-cell table:formula="of:=POWER([.A39];2)*LOG([.A39])" office:value-type="float" office:value="6613207513.51467" calcext:value-type="float">
            <text:p>6613207513,51467</text:p>
          </table:table-cell>
          <table:table-cell table:formula="of:=[.F39]/[.G39]" office:value-type="float" office:value="0.00000238391128174675" calcext:value-type="float">
            <text:p>2,38391128174675E-06</text:p>
          </table:table-cell>
          <table:table-cell table:formula="of:=[.$H$52]*[.G39]" office:value-type="float" office:value="26623.9189616972" calcext:value-type="float">
            <text:p>26623,9189616972</text:p>
          </table:table-cell>
          <table:table-cell office:value-type="float" office:value="22890.2" calcext:value-type="float">
            <text:p>22890,2</text:p>
          </table:table-cell>
          <table:table-cell table:formula="of:=POWER([.A39];2)*LOG([.A39])" office:value-type="float" office:value="6613207513.51467" calcext:value-type="float">
            <text:p>6613207513,51467</text:p>
          </table:table-cell>
          <table:table-cell table:formula="of:=[.J39]/[.K39]" office:value-type="float" office:value="0.00000346128560962617" calcext:value-type="float">
            <text:p>3,46128560962617E-06</text:p>
          </table:table-cell>
          <table:table-cell table:formula="of:=[.$L$52]*[.K39]" office:value-type="float" office:value="37624.1247611424" calcext:value-type="float">
            <text:p>37624,124761142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1266.7" calcext:value-type="float">
            <text:p>41266,7</text:p>
          </table:table-cell>
          <table:table-cell table:formula="of:=POWER([.A40];2)*LOG([.A40])" office:value-type="float" office:value="6983009267.28731" calcext:value-type="float">
            <text:p>6983009267,28731</text:p>
          </table:table-cell>
          <table:table-cell table:formula="of:=[.B40]/[.C40]" office:value-type="float" office:value="0.0000059095868873207" calcext:value-type="float">
            <text:p>5,9095868873207E-06</text:p>
          </table:table-cell>
          <table:table-cell table:formula="of:=[.$D$52]*[.C40]" office:value-type="float" office:value="46681.4162006456" calcext:value-type="float">
            <text:p>46681,4162006456</text:p>
          </table:table-cell>
          <table:table-cell office:value-type="float" office:value="16719.6" calcext:value-type="float">
            <text:p>16719,6</text:p>
          </table:table-cell>
          <table:table-cell table:formula="of:=POWER([.A40];2)*LOG([.A40])" office:value-type="float" office:value="6983009267.28731" calcext:value-type="float">
            <text:p>6983009267,28731</text:p>
          </table:table-cell>
          <table:table-cell table:formula="of:=[.F40]/[.G40]" office:value-type="float" office:value="0.00000239432590735986" calcext:value-type="float">
            <text:p>2,39432590735986E-06</text:p>
          </table:table-cell>
          <table:table-cell table:formula="of:=[.$H$52]*[.G40]" office:value-type="float" office:value="28112.6930405713" calcext:value-type="float">
            <text:p>28112,6930405713</text:p>
          </table:table-cell>
          <table:table-cell office:value-type="float" office:value="25263.2" calcext:value-type="float">
            <text:p>25263,2</text:p>
          </table:table-cell>
          <table:table-cell table:formula="of:=POWER([.A40];2)*LOG([.A40])" office:value-type="float" office:value="6983009267.28731" calcext:value-type="float">
            <text:p>6983009267,28731</text:p>
          </table:table-cell>
          <table:table-cell table:formula="of:=[.J40]/[.K40]" office:value-type="float" office:value="0.00000361780989155325" calcext:value-type="float">
            <text:p>3,61780989155325E-06</text:p>
          </table:table-cell>
          <table:table-cell table:formula="of:=[.$L$52]*[.K40]" office:value-type="float" office:value="39728.0156934014" calcext:value-type="float">
            <text:p>39728,0156934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323.5" calcext:value-type="float">
            <text:p>43323,5</text:p>
          </table:table-cell>
          <table:table-cell table:formula="of:=POWER([.A41];2)*LOG([.A41])" office:value-type="float" office:value="7363295986.12474" calcext:value-type="float">
            <text:p>7363295986,12474</text:p>
          </table:table-cell>
          <table:table-cell table:formula="of:=[.B41]/[.C41]" office:value-type="float" office:value="0.00000588371024085383" calcext:value-type="float">
            <text:p>5,88371024085383E-06</text:p>
          </table:table-cell>
          <table:table-cell table:formula="of:=[.$D$52]*[.C41]" office:value-type="float" office:value="49223.632875166" calcext:value-type="float">
            <text:p>49223,632875166</text:p>
          </table:table-cell>
          <table:table-cell office:value-type="float" office:value="18226.4" calcext:value-type="float">
            <text:p>18226,4</text:p>
          </table:table-cell>
          <table:table-cell table:formula="of:=POWER([.A41];2)*LOG([.A41])" office:value-type="float" office:value="7363295986.12474" calcext:value-type="float">
            <text:p>7363295986,12474</text:p>
          </table:table-cell>
          <table:table-cell table:formula="of:=[.F41]/[.G41]" office:value-type="float" office:value="0.00000247530454219761" calcext:value-type="float">
            <text:p>2,47530454219761E-06</text:p>
          </table:table-cell>
          <table:table-cell table:formula="of:=[.$H$52]*[.G41]" office:value-type="float" office:value="29643.6782340416" calcext:value-type="float">
            <text:p>29643,6782340416</text:p>
          </table:table-cell>
          <table:table-cell office:value-type="float" office:value="26336.7" calcext:value-type="float">
            <text:p>26336,7</text:p>
          </table:table-cell>
          <table:table-cell table:formula="of:=POWER([.A41];2)*LOG([.A41])" office:value-type="float" office:value="7363295986.12474" calcext:value-type="float">
            <text:p>7363295986,12474</text:p>
          </table:table-cell>
          <table:table-cell table:formula="of:=[.J41]/[.K41]" office:value-type="float" office:value="0.00000357675422115699" calcext:value-type="float">
            <text:p>3,57675422115699E-06</text:p>
          </table:table-cell>
          <table:table-cell table:formula="of:=[.$L$52]*[.K41]" office:value-type="float" office:value="41891.5581083802" calcext:value-type="float">
            <text:p>41891,558108380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3754.4" calcext:value-type="float">
            <text:p>43754,4</text:p>
          </table:table-cell>
          <table:table-cell table:formula="of:=POWER([.A42];2)*LOG([.A42])" office:value-type="float" office:value="7754089663.14587" calcext:value-type="float">
            <text:p>7754089663,14587</text:p>
          </table:table-cell>
          <table:table-cell table:formula="of:=[.B42]/[.C42]" office:value-type="float" office:value="0.00000564275136099582" calcext:value-type="float">
            <text:p>5,64275136099582E-06</text:p>
          </table:table-cell>
          <table:table-cell table:formula="of:=[.$D$52]*[.C42]" office:value-type="float" office:value="51836.0885640141" calcext:value-type="float">
            <text:p>51836,0885640141</text:p>
          </table:table-cell>
          <table:table-cell office:value-type="float" office:value="15506.1" calcext:value-type="float">
            <text:p>15506,1</text:p>
          </table:table-cell>
          <table:table-cell table:formula="of:=POWER([.A42];2)*LOG([.A42])" office:value-type="float" office:value="7754089663.14587" calcext:value-type="float">
            <text:p>7754089663,14587</text:p>
          </table:table-cell>
          <table:table-cell table:formula="of:=[.F42]/[.G42]" office:value-type="float" office:value="0.00000199973184134024" calcext:value-type="float">
            <text:p>1,99973184134024E-06</text:p>
          </table:table-cell>
          <table:table-cell table:formula="of:=[.$H$52]*[.G42]" office:value-type="float" office:value="31216.9630835631" calcext:value-type="float">
            <text:p>31216,9630835631</text:p>
          </table:table-cell>
          <table:table-cell office:value-type="float" office:value="23294.5" calcext:value-type="float">
            <text:p>23294,5</text:p>
          </table:table-cell>
          <table:table-cell table:formula="of:=POWER([.A42];2)*LOG([.A42])" office:value-type="float" office:value="7754089663.14587" calcext:value-type="float">
            <text:p>7754089663,14587</text:p>
          </table:table-cell>
          <table:table-cell table:formula="of:=[.J42]/[.K42]" office:value-type="float" office:value="0.0000030041566466165" calcext:value-type="float">
            <text:p>3,0041566466165E-06</text:p>
          </table:table-cell>
          <table:table-cell table:formula="of:=[.$L$52]*[.K42]" office:value-type="float" office:value="44114.8771302105" calcext:value-type="float">
            <text:p>44114,877130210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6232.6" calcext:value-type="float">
            <text:p>46232,6</text:p>
          </table:table-cell>
          <table:table-cell table:formula="of:=POWER([.A43];2)*LOG([.A43])" office:value-type="float" office:value="8155411748.2619" calcext:value-type="float">
            <text:p>8155411748,2619</text:p>
          </table:table-cell>
          <table:table-cell table:formula="of:=[.B43]/[.C43]" office:value-type="float" office:value="0.00000566894737225907" calcext:value-type="float">
            <text:p>5,66894737225907E-06</text:p>
          </table:table-cell>
          <table:table-cell table:formula="of:=[.$D$52]*[.C43]" office:value-type="float" office:value="54518.9266598441" calcext:value-type="float">
            <text:p>54518,9266598441</text:p>
          </table:table-cell>
          <table:table-cell office:value-type="float" office:value="18220.2" calcext:value-type="float">
            <text:p>18220,2</text:p>
          </table:table-cell>
          <table:table-cell table:formula="of:=POWER([.A43];2)*LOG([.A43])" office:value-type="float" office:value="8155411748.2619" calcext:value-type="float">
            <text:p>8155411748,2619</text:p>
          </table:table-cell>
          <table:table-cell table:formula="of:=[.F43]/[.G43]" office:value-type="float" office:value="0.00000223412386307572" calcext:value-type="float">
            <text:p>2,23412386307572E-06</text:p>
          </table:table-cell>
          <table:table-cell table:formula="of:=[.$H$52]*[.G43]" office:value-type="float" office:value="32832.6339437067" calcext:value-type="float">
            <text:p>32832,6339437067</text:p>
          </table:table-cell>
          <table:table-cell office:value-type="float" office:value="26725.9" calcext:value-type="float">
            <text:p>26725,9</text:p>
          </table:table-cell>
          <table:table-cell table:formula="of:=POWER([.A43];2)*LOG([.A43])" office:value-type="float" office:value="8155411748.2619" calcext:value-type="float">
            <text:p>8155411748,2619</text:p>
          </table:table-cell>
          <table:table-cell table:formula="of:=[.J43]/[.K43]" office:value-type="float" office:value="0.0000032770754959976" calcext:value-type="float">
            <text:p>3,2770754959976E-06</text:p>
          </table:table-cell>
          <table:table-cell table:formula="of:=[.$L$52]*[.K43]" office:value-type="float" office:value="46398.0947925854" calcext:value-type="float">
            <text:p>46398,094792585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8704.6" calcext:value-type="float">
            <text:p>48704,6</text:p>
          </table:table-cell>
          <table:table-cell table:formula="of:=POWER([.A44];2)*LOG([.A44])" office:value-type="float" office:value="8567283174.36666" calcext:value-type="float">
            <text:p>8567283174,36666</text:p>
          </table:table-cell>
          <table:table-cell table:formula="of:=[.B44]/[.C44]" office:value-type="float" office:value="0.00000568495274508077" calcext:value-type="float">
            <text:p>5,68495274508077E-06</text:p>
          </table:table-cell>
          <table:table-cell table:formula="of:=[.$D$52]*[.C44]" office:value-type="float" office:value="57272.2870990489" calcext:value-type="float">
            <text:p>57272,2870990489</text:p>
          </table:table-cell>
          <table:table-cell office:value-type="float" office:value="18703.2" calcext:value-type="float">
            <text:p>18703,2</text:p>
          </table:table-cell>
          <table:table-cell table:formula="of:=POWER([.A44];2)*LOG([.A44])" office:value-type="float" office:value="8567283174.36666" calcext:value-type="float">
            <text:p>8567283174,36666</text:p>
          </table:table-cell>
          <table:table-cell table:formula="of:=[.F44]/[.G44]" office:value-type="float" office:value="0.00000218309580987822" calcext:value-type="float">
            <text:p>2,18309580987822E-06</text:p>
          </table:table-cell>
          <table:table-cell table:formula="of:=[.$H$52]*[.G44]" office:value-type="float" office:value="34490.7750875983" calcext:value-type="float">
            <text:p>34490,7750875983</text:p>
          </table:table-cell>
          <table:table-cell office:value-type="float" office:value="27987" calcext:value-type="float">
            <text:p>27987</text:p>
          </table:table-cell>
          <table:table-cell table:formula="of:=POWER([.A44];2)*LOG([.A44])" office:value-type="float" office:value="8567283174.36666" calcext:value-type="float">
            <text:p>8567283174,36666</text:p>
          </table:table-cell>
          <table:table-cell table:formula="of:=[.J44]/[.K44]" office:value-type="float" office:value="0.00000326672988745571" calcext:value-type="float">
            <text:p>3,26672988745571E-06</text:p>
          </table:table-cell>
          <table:table-cell table:formula="of:=[.$L$52]*[.K44]" office:value-type="float" office:value="48741.330187762" calcext:value-type="float">
            <text:p>48741,33018776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50913.6" calcext:value-type="float">
            <text:p>50913,6</text:p>
          </table:table-cell>
          <table:table-cell table:formula="of:=POWER([.A45];2)*LOG([.A45])" office:value-type="float" office:value="8989724381.67726" calcext:value-type="float">
            <text:p>8989724381,67726</text:p>
          </table:table-cell>
          <table:table-cell table:formula="of:=[.B45]/[.C45]" office:value-type="float" office:value="0.0000056635329225189" calcext:value-type="float">
            <text:p>5,6635329225189E-06</text:p>
          </table:table-cell>
          <table:table-cell table:formula="of:=[.$D$52]*[.C45]" office:value-type="float" office:value="60096.3065244778" calcext:value-type="float">
            <text:p>60096,3065244778</text:p>
          </table:table-cell>
          <table:table-cell office:value-type="float" office:value="19605.5" calcext:value-type="float">
            <text:p>19605,5</text:p>
          </table:table-cell>
          <table:table-cell table:formula="of:=POWER([.A45];2)*LOG([.A45])" office:value-type="float" office:value="8989724381.67726" calcext:value-type="float">
            <text:p>8989724381,67726</text:p>
          </table:table-cell>
          <table:table-cell table:formula="of:=[.F45]/[.G45]" office:value-type="float" office:value="0.0000021808788754369" calcext:value-type="float">
            <text:p>2,1808788754369E-06</text:p>
          </table:table-cell>
          <table:table-cell table:formula="of:=[.$H$52]*[.G45]" office:value-type="float" office:value="36191.4688049109" calcext:value-type="float">
            <text:p>36191,4688049109</text:p>
          </table:table-cell>
          <table:table-cell office:value-type="float" office:value="29102.9" calcext:value-type="float">
            <text:p>29102,9</text:p>
          </table:table-cell>
          <table:table-cell table:formula="of:=POWER([.A45];2)*LOG([.A45])" office:value-type="float" office:value="8989724381.67726" calcext:value-type="float">
            <text:p>8989724381,67726</text:p>
          </table:table-cell>
          <table:table-cell table:formula="of:=[.J45]/[.K45]" office:value-type="float" office:value="0.00000323735175455625" calcext:value-type="float">
            <text:p>3,23735175455625E-06</text:p>
          </table:table-cell>
          <table:table-cell table:formula="of:=[.$L$52]*[.K45]" office:value-type="float" office:value="51144.6996050411" calcext:value-type="float">
            <text:p>51144,699605041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3916.6" calcext:value-type="float">
            <text:p>53916,6</text:p>
          </table:table-cell>
          <table:table-cell table:formula="of:=POWER([.A46];2)*LOG([.A46])" office:value-type="float" office:value="9422755340.39507" calcext:value-type="float">
            <text:p>9422755340,39507</text:p>
          </table:table-cell>
          <table:table-cell table:formula="of:=[.B46]/[.C46]" office:value-type="float" office:value="0.00000572195690668749" calcext:value-type="float">
            <text:p>5,72195690668749E-06</text:p>
          </table:table-cell>
          <table:table-cell table:formula="of:=[.$D$52]*[.C46]" office:value-type="float" office:value="62991.1184369248" calcext:value-type="float">
            <text:p>62991,1184369248</text:p>
          </table:table-cell>
          <table:table-cell office:value-type="float" office:value="19901.9" calcext:value-type="float">
            <text:p>19901,9</text:p>
          </table:table-cell>
          <table:table-cell table:formula="of:=POWER([.A46];2)*LOG([.A46])" office:value-type="float" office:value="9422755340.39507" calcext:value-type="float">
            <text:p>9422755340,39507</text:p>
          </table:table-cell>
          <table:table-cell table:formula="of:=[.F46]/[.G46]" office:value-type="float" office:value="0.00000211211044763957" calcext:value-type="float">
            <text:p>2,11211044763957E-06</text:p>
          </table:table-cell>
          <table:table-cell table:formula="of:=[.$H$52]*[.G46]" office:value-type="float" office:value="37934.7954930949" calcext:value-type="float">
            <text:p>37934,7954930949</text:p>
          </table:table-cell>
          <table:table-cell office:value-type="float" office:value="29963.6" calcext:value-type="float">
            <text:p>29963,6</text:p>
          </table:table-cell>
          <table:table-cell table:formula="of:=POWER([.A46];2)*LOG([.A46])" office:value-type="float" office:value="9422755340.39507" calcext:value-type="float">
            <text:p>9422755340,39507</text:p>
          </table:table-cell>
          <table:table-cell table:formula="of:=[.J46]/[.K46]" office:value-type="float" office:value="0.00000317991913379592" calcext:value-type="float">
            <text:p>3,17991913379592E-06</text:p>
          </table:table-cell>
          <table:table-cell table:formula="of:=[.$L$52]*[.K46]" office:value-type="float" office:value="53608.3166596914" calcext:value-type="float">
            <text:p>53608,316659691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5628.8" calcext:value-type="float">
            <text:p>55628,8</text:p>
          </table:table-cell>
          <table:table-cell table:formula="of:=POWER([.A47];2)*LOG([.A47])" office:value-type="float" office:value="9866395571.83821" calcext:value-type="float">
            <text:p>9866395571,83821</text:p>
          </table:table-cell>
          <table:table-cell table:formula="of:=[.B47]/[.C47]" office:value-type="float" office:value="0.00000563820896850944" calcext:value-type="float">
            <text:p>5,63820896850944E-06</text:p>
          </table:table-cell>
          <table:table-cell table:formula="of:=[.$D$52]*[.C47]" office:value-type="float" office:value="65956.8533363993" calcext:value-type="float">
            <text:p>65956,8533363993</text:p>
          </table:table-cell>
          <table:table-cell office:value-type="float" office:value="21246.4" calcext:value-type="float">
            <text:p>21246,4</text:p>
          </table:table-cell>
          <table:table-cell table:formula="of:=POWER([.A47];2)*LOG([.A47])" office:value-type="float" office:value="9866395571.83821" calcext:value-type="float">
            <text:p>9866395571,83821</text:p>
          </table:table-cell>
          <table:table-cell table:formula="of:=[.F47]/[.G47]" office:value-type="float" office:value="0.00000215341051808666" calcext:value-type="float">
            <text:p>2,15341051808666E-06</text:p>
          </table:table-cell>
          <table:table-cell table:formula="of:=[.$H$52]*[.G47]" office:value-type="float" office:value="39720.8337424547" calcext:value-type="float">
            <text:p>39720,8337424547</text:p>
          </table:table-cell>
          <table:table-cell office:value-type="float" office:value="31585.4" calcext:value-type="float">
            <text:p>31585,4</text:p>
          </table:table-cell>
          <table:table-cell table:formula="of:=POWER([.A47];2)*LOG([.A47])" office:value-type="float" office:value="9866395571.83821" calcext:value-type="float">
            <text:p>9866395571,83821</text:p>
          </table:table-cell>
          <table:table-cell table:formula="of:=[.J47]/[.K47]" office:value-type="float" office:value="0.00000320131093163897" calcext:value-type="float">
            <text:p>3,20131093163897E-06</text:p>
          </table:table-cell>
          <table:table-cell table:formula="of:=[.$L$52]*[.K47]" office:value-type="float" office:value="56132.2924131768" calcext:value-type="float">
            <text:p>56132,292413176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0075.3" calcext:value-type="float">
            <text:p>60075,3</text:p>
          </table:table-cell>
          <table:table-cell table:formula="of:=POWER([.A48];2)*LOG([.A48])" office:value-type="float" office:value="10320664168.18" calcext:value-type="float">
            <text:p>10320664168,18</text:p>
          </table:table-cell>
          <table:table-cell table:formula="of:=[.B48]/[.C48]" office:value-type="float" office:value="0.00000582087538370062" calcext:value-type="float">
            <text:p>5,82087538370062E-06</text:p>
          </table:table-cell>
          <table:table-cell table:formula="of:=[.$D$52]*[.C48]" office:value-type="float" office:value="68993.638854078" calcext:value-type="float">
            <text:p>68993,638854078</text:p>
          </table:table-cell>
          <table:table-cell office:value-type="float" office:value="22956.1" calcext:value-type="float">
            <text:p>22956,1</text:p>
          </table:table-cell>
          <table:table-cell table:formula="of:=POWER([.A48];2)*LOG([.A48])" office:value-type="float" office:value="10320664168.18" calcext:value-type="float">
            <text:p>10320664168,18</text:p>
          </table:table-cell>
          <table:table-cell table:formula="of:=[.F48]/[.G48]" office:value-type="float" office:value="0.00000222428514540535" calcext:value-type="float">
            <text:p>2,22428514540535E-06</text:p>
          </table:table-cell>
          <table:table-cell table:formula="of:=[.$H$52]*[.G48]" office:value-type="float" office:value="41549.6604156132" calcext:value-type="float">
            <text:p>41549,6604156132</text:p>
          </table:table-cell>
          <table:table-cell office:value-type="float" office:value="33958.2" calcext:value-type="float">
            <text:p>33958,2</text:p>
          </table:table-cell>
          <table:table-cell table:formula="of:=POWER([.A48];2)*LOG([.A48])" office:value-type="float" office:value="10320664168.18" calcext:value-type="float">
            <text:p>10320664168,18</text:p>
          </table:table-cell>
          <table:table-cell table:formula="of:=[.J48]/[.K48]" office:value-type="float" office:value="0.00000329031149998056" calcext:value-type="float">
            <text:p>3,29031149998056E-06</text:p>
          </table:table-cell>
          <table:table-cell table:formula="of:=[.$L$52]*[.K48]" office:value-type="float" office:value="58716.7354854537" calcext:value-type="float">
            <text:p>58716,735485453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59886.7" calcext:value-type="float">
            <text:p>59886,7</text:p>
          </table:table-cell>
          <table:table-cell table:formula="of:=POWER([.A49];2)*LOG([.A49])" office:value-type="float" office:value="10785579810.9134" calcext:value-type="float">
            <text:p>10785579810,9134</text:p>
          </table:table-cell>
          <table:table-cell table:formula="of:=[.B49]/[.C49]" office:value-type="float" office:value="0.00000555247849906074" calcext:value-type="float">
            <text:p>5,55247849906074E-06</text:p>
          </table:table-cell>
          <table:table-cell table:formula="of:=[.$D$52]*[.C49]" office:value-type="float" office:value="72101.599875739" calcext:value-type="float">
            <text:p>72101,599875739</text:p>
          </table:table-cell>
          <table:table-cell office:value-type="float" office:value="22983.4" calcext:value-type="float">
            <text:p>22983,4</text:p>
          </table:table-cell>
          <table:table-cell table:formula="of:=POWER([.A49];2)*LOG([.A49])" office:value-type="float" office:value="10785579810.9134" calcext:value-type="float">
            <text:p>10785579810,9134</text:p>
          </table:table-cell>
          <table:table-cell table:formula="of:=[.F49]/[.G49]" office:value-type="float" office:value="0.00000213093782651762" calcext:value-type="float">
            <text:p>2,13093782651762E-06</text:p>
          </table:table-cell>
          <table:table-cell table:formula="of:=[.$H$52]*[.G49]" office:value-type="float" office:value="43421.350721847" calcext:value-type="float">
            <text:p>43421,350721847</text:p>
          </table:table-cell>
          <table:table-cell office:value-type="float" office:value="34040.8" calcext:value-type="float">
            <text:p>34040,8</text:p>
          </table:table-cell>
          <table:table-cell table:formula="of:=POWER([.A49];2)*LOG([.A49])" office:value-type="float" office:value="10785579810.9134" calcext:value-type="float">
            <text:p>10785579810,9134</text:p>
          </table:table-cell>
          <table:table-cell table:formula="of:=[.J49]/[.K49]" office:value-type="float" office:value="0.00000315614001257085" calcext:value-type="float">
            <text:p>3,15614001257085E-06</text:p>
          </table:table-cell>
          <table:table-cell table:formula="of:=[.$L$52]*[.K49]" office:value-type="float" office:value="61361.7521600189" calcext:value-type="float">
            <text:p>61361,752160018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63110.3" calcext:value-type="float">
            <text:p>63110,3</text:p>
          </table:table-cell>
          <table:table-cell table:formula="of:=POWER([.A50];2)*LOG([.A50])" office:value-type="float" office:value="11261160788.1485" calcext:value-type="float">
            <text:p>11261160788,1485</text:p>
          </table:table-cell>
          <table:table-cell table:formula="of:=[.B50]/[.C50]" office:value-type="float" office:value="0.00000560424464114027" calcext:value-type="float">
            <text:p>5,60424464114027E-06</text:p>
          </table:table-cell>
          <table:table-cell table:formula="of:=[.$D$52]*[.C50]" office:value-type="float" office:value="75280.8586573969" calcext:value-type="float">
            <text:p>75280,8586573969</text:p>
          </table:table-cell>
          <table:table-cell office:value-type="float" office:value="23805.5" calcext:value-type="float">
            <text:p>23805,5</text:p>
          </table:table-cell>
          <table:table-cell table:formula="of:=POWER([.A50];2)*LOG([.A50])" office:value-type="float" office:value="11261160788.1485" calcext:value-type="float">
            <text:p>11261160788,1485</text:p>
          </table:table-cell>
          <table:table-cell table:formula="of:=[.F50]/[.G50]" office:value-type="float" office:value="0.00000211394726066371" calcext:value-type="float">
            <text:p>2,11394726066371E-06</text:p>
          </table:table-cell>
          <table:table-cell table:formula="of:=[.$H$52]*[.G50]" office:value-type="float" office:value="45335.9782867249" calcext:value-type="float">
            <text:p>45335,9782867249</text:p>
          </table:table-cell>
          <table:table-cell office:value-type="float" office:value="34851.1" calcext:value-type="float">
            <text:p>34851,1</text:p>
          </table:table-cell>
          <table:table-cell table:formula="of:=POWER([.A50];2)*LOG([.A50])" office:value-type="float" office:value="11261160788.1485" calcext:value-type="float">
            <text:p>11261160788,1485</text:p>
          </table:table-cell>
          <table:table-cell table:formula="of:=[.J50]/[.K50]" office:value-type="float" office:value="0.00000309480529189124" calcext:value-type="float">
            <text:p>3,09480529189124E-06</text:p>
          </table:table-cell>
          <table:table-cell table:formula="of:=[.$L$52]*[.K50]" office:value-type="float" office:value="64067.4464823207" calcext:value-type="float">
            <text:p>64067,4464823207</text:p>
          </table:table-cell>
        </table:table-row>
        <table:table-row table:style-name="ro1"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65921.1" calcext:value-type="float">
            <text:p>65921,1</text:p>
          </table:table-cell>
          <table:table-cell table:formula="of:=POWER([.A51];2)*LOG([.A51])" office:value-type="float" office:value="11747425010.84" calcext:value-type="float">
            <text:p>11747425010,84</text:p>
          </table:table-cell>
          <table:table-cell table:style-name="ce3" table:formula="of:=[.B51]/[.C51]" office:value-type="float" office:value="0.00000561153613997712" calcext:value-type="float">
            <text:p>5,61153613997712E-06</text:p>
          </table:table-cell>
          <table:table-cell table:formula="of:=[.$D$52]*[.C51]" office:value-type="float" office:value="78531.5349337822" calcext:value-type="float">
            <text:p>78531,5349337822</text:p>
          </table:table-cell>
          <table:table-cell table:style-name="ce3" office:value-type="float" office:value="23274.8" calcext:value-type="float">
            <text:p>23274,8</text:p>
          </table:table-cell>
          <table:table-cell table:formula="of:=POWER([.A51];2)*LOG([.A51])" office:value-type="float" office:value="11747425010.84" calcext:value-type="float">
            <text:p>11747425010,84</text:p>
          </table:table-cell>
          <table:table-cell table:style-name="ce3" table:formula="of:=[.F51]/[.G51]" office:value-type="float" office:value="0.00000198126823355101" calcext:value-type="float">
            <text:p>1,98126823355101E-06</text:p>
          </table:table-cell>
          <table:table-cell table:formula="of:=[.$H$52]*[.G51]" office:value-type="float" office:value="47293.6152174361" calcext:value-type="float">
            <text:p>47293,6152174361</text:p>
          </table:table-cell>
          <table:table-cell table:style-name="ce3" office:value-type="float" office:value="34620.8" calcext:value-type="float">
            <text:p>34620,8</text:p>
          </table:table-cell>
          <table:table-cell table:formula="of:=POWER([.A51];2)*LOG([.A51])" office:value-type="float" office:value="11747425010.84" calcext:value-type="float">
            <text:p>11747425010,84</text:p>
          </table:table-cell>
          <table:table-cell table:style-name="ce3" table:formula="of:=[.J51]/[.K51]" office:value-type="float" office:value="0.00000294709691426447" calcext:value-type="float">
            <text:p>2,94709691426447E-06</text:p>
          </table:table-cell>
          <table:table-cell table:formula="of:=[.$L$52]*[.K51]" office:value-type="float" office:value="66833.920352079" calcext:value-type="float">
            <text:p>66833,920352079</text:p>
          </table:table-cell>
        </table:table-row>
        <table:table-row table:style-name="ro1">
          <table:table-cell table:style-name="Default" table:number-columns-repeated="3"/>
          <table:table-cell table:style-name="ce4" table:formula="of:=AVERAGE([.D$2:.D$51])" office:value-type="float" office:value="0.00000668499989242889" calcext:value-type="float">
            <text:p>6,68499989242889E-06</text:p>
          </table:table-cell>
          <table:table-cell table:style-name="ce5"/>
          <table:table-cell table:style-name="Default" table:number-columns-repeated="2"/>
          <table:table-cell table:style-name="ce4" table:formula="of:=AVERAGE([.H$2:.H$51])" office:value-type="float" office:value="0.00000402587079073035" calcext:value-type="float">
            <text:p>4,02587079073035E-06</text:p>
          </table:table-cell>
          <table:table-cell table:style-name="ce5"/>
          <table:table-cell table:style-name="Default" table:number-columns-repeated="2"/>
          <table:table-cell table:style-name="ce4" table:formula="of:=AVERAGE([.L2:.L51])" office:value-type="float" office:value="0.00000568924000710006" calcext:value-type="float">
            <text:p>5,68924000710006E-06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9:17:37.571556949</meta:creation-date>
    <dc:date>2023-04-16T21:46:42.326724225</dc:date>
    <meta:editing-duration>PT28M12S</meta:editing-duration>
    <meta:editing-cycles>3</meta:editing-cycles>
    <meta:generator>LibreOffice/7.3.7.2$Linux_X86_64 LibreOffice_project/30$Build-2</meta:generator>
    <meta:document-statistic meta:table-count="1" meta:cell-count="66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Practica2</text:p>
        </chart:title>
        <chart:legend chart:legend-position="end" svg:x="13.598cm" svg:y="3.703cm" style:legend-expansion="high" chart:style-name="ch3"/>
        <chart:plot-area chart:style-name="ch4" table:cell-range-address="Hoja1.A2:Hoja1.B51 Hoja1.A1:Hoja1.B1 Hoja1.F1:Hoja1.F51 Hoja1.J1:Hoja1.J51" chart:data-source-has-labels="both" svg:x="1.331cm" svg:y="1.275cm" svg:width="11.947cm" svg:height="6.564cm">
          <chart:coordinate-region svg:x="2.508cm" svg:y="1.474cm" svg:width="10.77cm" svg:height="5.18cm"/>
          <chart:axis chart:dimension="x" chart:name="primary-x" chart:style-name="ch5" chartooo:axis-type="auto">
            <chartooo:date-scale/>
            <chart:title svg:x="7.128cm" svg:y="8.019cm" chart:style-name="ch6">
              <text:p>N</text:p>
            </chart:title>
            <chart:categories table:cell-range-address="Hoja1.A2:Hoja1.A51"/>
          </chart:axis>
          <chart:axis chart:dimension="y" chart:name="primary-y" chart:style-name="ch5">
            <chart:title svg:x="0.451cm" svg:y="5.024cm" chart:style-name="ch7">
              <text:p>T(ms)</text:p>
            </chart:title>
            <chart:grid chart:style-name="ch8" chart:class="major"/>
          </chart:axis>
          <chart:series chart:style-name="ch9" chart:values-cell-range-address="Hoja1.B2:Hoja1.B51" chart:label-cell-address="Hoja1.B1:Hoja1.B1" chart:class="chart:line">
            <chart:data-point chart:repeated="50"/>
          </chart:series>
          <chart:series chart:style-name="ch10" chart:values-cell-range-address="Hoja1.F2:Hoja1.F51" chart:label-cell-address="Hoja1.F1:Hoja1.F1" chart:class="chart:line">
            <chart:data-point chart:repeated="50"/>
          </chart:series>
          <chart:series chart:style-name="ch11" chart:values-cell-range-address="Hoja1.J2:Hoja1.J51" chart:label-cell-address="Hoja1.J1:Hoja1.J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ásico</text:p>
                <draw:g>
                  <svg:desc>Hoja1.B1:Hoja1.B1</svg:desc>
                </draw:g>
              </table:table-cell>
              <table:table-cell office:value-type="string">
                <text:p>DyV1</text:p>
                <draw:g>
                  <svg:desc>Hoja1.F1:Hoja1.F1</svg:desc>
                </draw:g>
              </table:table-cell>
              <table:table-cell office:value-type="string">
                <text:p>DyV2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51</svg:desc>
                </draw:g>
              </table:table-cell>
              <table:table-cell office:value-type="float" office:value="32.6233">
                <text:p>32.6233</text:p>
                <draw:g>
                  <svg:desc>Hoja1.B2:Hoja1.B51</svg:desc>
                </draw:g>
              </table:table-cell>
              <table:table-cell office:value-type="float" office:value="50.7402">
                <text:p>50.7402</text:p>
                <draw:g>
                  <svg:desc>Hoja1.F2:Hoja1.F51</svg:desc>
                </draw:g>
              </table:table-cell>
              <table:table-cell office:value-type="float" office:value="64.2085">
                <text:p>64.2085</text:p>
                <draw:g>
                  <svg:desc>Hoja1.J2:Hoja1.J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2.341">
                <text:p>132.341</text:p>
              </table:table-cell>
              <table:table-cell office:value-type="float" office:value="147.083">
                <text:p>147.083</text:p>
              </table:table-cell>
              <table:table-cell office:value-type="float" office:value="201.494">
                <text:p>201.4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94.862">
                <text:p>294.862</text:p>
              </table:table-cell>
              <table:table-cell office:value-type="float" office:value="283.399">
                <text:p>283.399</text:p>
              </table:table-cell>
              <table:table-cell office:value-type="float" office:value="384.527">
                <text:p>384.52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98.533">
                <text:p>498.533</text:p>
              </table:table-cell>
              <table:table-cell office:value-type="float" office:value="458.849">
                <text:p>458.849</text:p>
              </table:table-cell>
              <table:table-cell office:value-type="float" office:value="634.56">
                <text:p>634.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05.214">
                <text:p>805.214</text:p>
              </table:table-cell>
              <table:table-cell office:value-type="float" office:value="632.056">
                <text:p>632.056</text:p>
              </table:table-cell>
              <table:table-cell office:value-type="float" office:value="895.451">
                <text:p>895.45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47.14">
                <text:p>1147.14</text:p>
              </table:table-cell>
              <table:table-cell office:value-type="float" office:value="985.246">
                <text:p>985.246</text:p>
              </table:table-cell>
              <table:table-cell office:value-type="float" office:value="1322.16">
                <text:p>1322.1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434.06">
                <text:p>1434.06</text:p>
              </table:table-cell>
              <table:table-cell office:value-type="float" office:value="1126.98">
                <text:p>1126.98</text:p>
              </table:table-cell>
              <table:table-cell office:value-type="float" office:value="1558.69">
                <text:p>1558.6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94.76">
                <text:p>1994.76</text:p>
              </table:table-cell>
              <table:table-cell office:value-type="float" office:value="1547.77">
                <text:p>1547.77</text:p>
              </table:table-cell>
              <table:table-cell office:value-type="float" office:value="2162.18">
                <text:p>2162.1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341.9">
                <text:p>2341.9</text:p>
              </table:table-cell>
              <table:table-cell office:value-type="float" office:value="1615.11">
                <text:p>1615.11</text:p>
              </table:table-cell>
              <table:table-cell office:value-type="float" office:value="2305.89">
                <text:p>2305.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74.08">
                <text:p>2874.08</text:p>
              </table:table-cell>
              <table:table-cell office:value-type="float" office:value="2049">
                <text:p>2049</text:p>
              </table:table-cell>
              <table:table-cell office:value-type="float" office:value="2863.64">
                <text:p>2863.6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92.31">
                <text:p>3492.31</text:p>
              </table:table-cell>
              <table:table-cell office:value-type="float" office:value="2363.28">
                <text:p>2363.28</text:p>
              </table:table-cell>
              <table:table-cell office:value-type="float" office:value="3350.65">
                <text:p>3350.6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307.75">
                <text:p>4307.75</text:p>
              </table:table-cell>
              <table:table-cell office:value-type="float" office:value="2862.12">
                <text:p>2862.12</text:p>
              </table:table-cell>
              <table:table-cell office:value-type="float" office:value="4019.07">
                <text:p>4019.0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819.74">
                <text:p>4819.74</text:p>
              </table:table-cell>
              <table:table-cell office:value-type="float" office:value="3169.78">
                <text:p>3169.78</text:p>
              </table:table-cell>
              <table:table-cell office:value-type="float" office:value="4508.62">
                <text:p>4508.6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512.83">
                <text:p>5512.83</text:p>
              </table:table-cell>
              <table:table-cell office:value-type="float" office:value="3298.32">
                <text:p>3298.32</text:p>
              </table:table-cell>
              <table:table-cell office:value-type="float" office:value="4701.86">
                <text:p>4701.8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87.41">
                <text:p>6387.41</text:p>
              </table:table-cell>
              <table:table-cell office:value-type="float" office:value="3867.52">
                <text:p>3867.52</text:p>
              </table:table-cell>
              <table:table-cell office:value-type="float" office:value="5523.07">
                <text:p>5523.0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055.75">
                <text:p>7055.75</text:p>
              </table:table-cell>
              <table:table-cell office:value-type="float" office:value="4085">
                <text:p>4085</text:p>
              </table:table-cell>
              <table:table-cell office:value-type="float" office:value="5810.62">
                <text:p>5810.6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8082.61">
                <text:p>8082.61</text:p>
              </table:table-cell>
              <table:table-cell office:value-type="float" office:value="4788.6">
                <text:p>4788.6</text:p>
              </table:table-cell>
              <table:table-cell office:value-type="float" office:value="6871.89">
                <text:p>6871.8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711.31">
                <text:p>9711.31</text:p>
              </table:table-cell>
              <table:table-cell office:value-type="float" office:value="5377.63">
                <text:p>5377.63</text:p>
              </table:table-cell>
              <table:table-cell office:value-type="float" office:value="7752.37">
                <text:p>7752.3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626">
                <text:p>10626</text:p>
              </table:table-cell>
              <table:table-cell office:value-type="float" office:value="5871.29">
                <text:p>5871.29</text:p>
              </table:table-cell>
              <table:table-cell office:value-type="float" office:value="8453.31">
                <text:p>8453.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980.4">
                <text:p>10980.4</text:p>
              </table:table-cell>
              <table:table-cell office:value-type="float" office:value="5649.03">
                <text:p>5649.03</text:p>
              </table:table-cell>
              <table:table-cell office:value-type="float" office:value="8193.03">
                <text:p>8193.0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3039.6">
                <text:p>13039.6</text:p>
              </table:table-cell>
              <table:table-cell office:value-type="float" office:value="7111.33">
                <text:p>7111.33</text:p>
              </table:table-cell>
              <table:table-cell office:value-type="float" office:value="10185.5">
                <text:p>10185.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3790.5">
                <text:p>13790.5</text:p>
              </table:table-cell>
              <table:table-cell office:value-type="float" office:value="6697.94">
                <text:p>6697.94</text:p>
              </table:table-cell>
              <table:table-cell office:value-type="float" office:value="9687.88">
                <text:p>9687.8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4329.4">
                <text:p>14329.4</text:p>
              </table:table-cell>
              <table:table-cell office:value-type="float" office:value="7296.5">
                <text:p>7296.5</text:p>
              </table:table-cell>
              <table:table-cell office:value-type="float" office:value="10639.6">
                <text:p>10639.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5761.6">
                <text:p>15761.6</text:p>
              </table:table-cell>
              <table:table-cell office:value-type="float" office:value="7937.64">
                <text:p>7937.64</text:p>
              </table:table-cell>
              <table:table-cell office:value-type="float" office:value="11412.5">
                <text:p>11412.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582.2">
                <text:p>17582.2</text:p>
              </table:table-cell>
              <table:table-cell office:value-type="float" office:value="8784.41">
                <text:p>8784.41</text:p>
              </table:table-cell>
              <table:table-cell office:value-type="float" office:value="13113.3">
                <text:p>13113.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9025.1">
                <text:p>19025.1</text:p>
              </table:table-cell>
              <table:table-cell office:value-type="float" office:value="9810.27">
                <text:p>9810.27</text:p>
              </table:table-cell>
              <table:table-cell office:value-type="float" office:value="14098.9">
                <text:p>14098.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9734.7">
                <text:p>19734.7</text:p>
              </table:table-cell>
              <table:table-cell office:value-type="float" office:value="9453.25">
                <text:p>9453.25</text:p>
              </table:table-cell>
              <table:table-cell office:value-type="float" office:value="13804.3">
                <text:p>13804.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2024.1">
                <text:p>22024.1</text:p>
              </table:table-cell>
              <table:table-cell office:value-type="float" office:value="10670.4">
                <text:p>10670.4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2716">
                <text:p>22716</text:p>
              </table:table-cell>
              <table:table-cell office:value-type="float" office:value="10780">
                <text:p>10780</text:p>
              </table:table-cell>
              <table:table-cell office:value-type="float" office:value="15970.4">
                <text:p>15970.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109.8">
                <text:p>25109.8</text:p>
              </table:table-cell>
              <table:table-cell office:value-type="float" office:value="11688.3">
                <text:p>11688.3</text:p>
              </table:table-cell>
              <table:table-cell office:value-type="float" office:value="16912.3">
                <text:p>16912.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5958.9">
                <text:p>25958.9</text:p>
              </table:table-cell>
              <table:table-cell office:value-type="float" office:value="11543">
                <text:p>11543</text:p>
              </table:table-cell>
              <table:table-cell office:value-type="float" office:value="16884.1">
                <text:p>16884.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7152.7">
                <text:p>27152.7</text:p>
              </table:table-cell>
              <table:table-cell office:value-type="float" office:value="12301.7">
                <text:p>12301.7</text:p>
              </table:table-cell>
              <table:table-cell office:value-type="float" office:value="18060.9">
                <text:p>18060.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0130.3">
                <text:p>30130.3</text:p>
              </table:table-cell>
              <table:table-cell office:value-type="float" office:value="13779.7">
                <text:p>13779.7</text:p>
              </table:table-cell>
              <table:table-cell office:value-type="float" office:value="19885">
                <text:p>1988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1987.7">
                <text:p>31987.7</text:p>
              </table:table-cell>
              <table:table-cell office:value-type="float" office:value="14267.3">
                <text:p>14267.3</text:p>
              </table:table-cell>
              <table:table-cell office:value-type="float" office:value="20713.7">
                <text:p>20713.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4630.4">
                <text:p>34630.4</text:p>
              </table:table-cell>
              <table:table-cell office:value-type="float" office:value="16307.8">
                <text:p>16307.8</text:p>
              </table:table-cell>
              <table:table-cell office:value-type="float" office:value="23531.9">
                <text:p>23531.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4461.9">
                <text:p>34461.9</text:p>
              </table:table-cell>
              <table:table-cell office:value-type="float" office:value="13918.9">
                <text:p>13918.9</text:p>
              </table:table-cell>
              <table:table-cell office:value-type="float" office:value="20045.8">
                <text:p>20045.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6667">
                <text:p>36667</text:p>
              </table:table-cell>
              <table:table-cell office:value-type="float" office:value="15493.3">
                <text:p>15493.3</text:p>
              </table:table-cell>
              <table:table-cell office:value-type="float" office:value="22417.3">
                <text:p>22417.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285.7">
                <text:p>38285.7</text:p>
              </table:table-cell>
              <table:table-cell office:value-type="float" office:value="15765.3">
                <text:p>15765.3</text:p>
              </table:table-cell>
              <table:table-cell office:value-type="float" office:value="22890.2">
                <text:p>22890.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41266.7">
                <text:p>41266.7</text:p>
              </table:table-cell>
              <table:table-cell office:value-type="float" office:value="16719.6">
                <text:p>16719.6</text:p>
              </table:table-cell>
              <table:table-cell office:value-type="float" office:value="25263.2">
                <text:p>25263.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323.5">
                <text:p>43323.5</text:p>
              </table:table-cell>
              <table:table-cell office:value-type="float" office:value="18226.4">
                <text:p>18226.4</text:p>
              </table:table-cell>
              <table:table-cell office:value-type="float" office:value="26336.7">
                <text:p>26336.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3754.4">
                <text:p>43754.4</text:p>
              </table:table-cell>
              <table:table-cell office:value-type="float" office:value="15506.1">
                <text:p>15506.1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6232.6">
                <text:p>46232.6</text:p>
              </table:table-cell>
              <table:table-cell office:value-type="float" office:value="18220.2">
                <text:p>18220.2</text:p>
              </table:table-cell>
              <table:table-cell office:value-type="float" office:value="26725.9">
                <text:p>26725.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8704.6">
                <text:p>48704.6</text:p>
              </table:table-cell>
              <table:table-cell office:value-type="float" office:value="18703.2">
                <text:p>18703.2</text:p>
              </table:table-cell>
              <table:table-cell office:value-type="float" office:value="27987">
                <text:p>2798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0913.6">
                <text:p>50913.6</text:p>
              </table:table-cell>
              <table:table-cell office:value-type="float" office:value="19605.5">
                <text:p>19605.5</text:p>
              </table:table-cell>
              <table:table-cell office:value-type="float" office:value="29102.9">
                <text:p>29102.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3916.6">
                <text:p>53916.6</text:p>
              </table:table-cell>
              <table:table-cell office:value-type="float" office:value="19901.9">
                <text:p>19901.9</text:p>
              </table:table-cell>
              <table:table-cell office:value-type="float" office:value="29963.6">
                <text:p>29963.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5628.8">
                <text:p>55628.8</text:p>
              </table:table-cell>
              <table:table-cell office:value-type="float" office:value="21246.4">
                <text:p>21246.4</text:p>
              </table:table-cell>
              <table:table-cell office:value-type="float" office:value="31585.4">
                <text:p>31585.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0075.3">
                <text:p>60075.3</text:p>
              </table:table-cell>
              <table:table-cell office:value-type="float" office:value="22956.1">
                <text:p>22956.1</text:p>
              </table:table-cell>
              <table:table-cell office:value-type="float" office:value="33958.2">
                <text:p>33958.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9886.7">
                <text:p>59886.7</text:p>
              </table:table-cell>
              <table:table-cell office:value-type="float" office:value="22983.4">
                <text:p>22983.4</text:p>
              </table:table-cell>
              <table:table-cell office:value-type="float" office:value="34040.8">
                <text:p>34040.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63110.3">
                <text:p>63110.3</text:p>
              </table:table-cell>
              <table:table-cell office:value-type="float" office:value="23805.5">
                <text:p>23805.5</text:p>
              </table:table-cell>
              <table:table-cell office:value-type="float" office:value="34851.1">
                <text:p>34851.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5921.1">
                <text:p>65921.1</text:p>
              </table:table-cell>
              <table:table-cell office:value-type="float" office:value="23274.8">
                <text:p>23274.8</text:p>
              </table:table-cell>
              <table:table-cell office:value-type="float" office:value="34620.8">
                <text:p>3462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Básico</text:p>
        </chart:title>
        <chart:legend chart:legend-position="end" svg:x="12.381cm" svg:y="3.952cm" style:legend-expansion="high" chart:style-name="ch3"/>
        <chart:plot-area chart:style-name="ch4" table:cell-range-address="Hoja1.A2:Hoja1.B51 Hoja1.B1:Hoja1.B1 Hoja1.E1:Hoja1.E51" chart:data-source-has-labels="both" svg:x="0.32cm" svg:y="1.275cm" svg:width="11.741cm" svg:height="7.545cm">
          <chart:coordinate-region svg:x="1.497cm" svg:y="1.474cm" svg:width="10.564cm" svg:height="6.161cm"/>
          <chart:axis chart:dimension="x" chart:name="primary-x" chart:style-name="ch5" chartooo:axis-type="auto">
            <chartooo:date-scale/>
            <chart:categories table:cell-range-address="Hoja1.A2:Hoja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1" chart:label-cell-address="Hoja1.B1:Hoja1.B1" chart:class="chart:line">
            <chart:data-point chart:repeated="50"/>
          </chart:series>
          <chart:series chart:style-name="ch8" chart:values-cell-range-address="Hoja1.E2:Hoja1.E51" chart:label-cell-address="Hoja1.E1:Hoja1.E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ásico</text:p>
                <draw:g>
                  <svg:desc>Hoja1.B1:Hoja1.B1</svg:desc>
                </draw:g>
              </table:table-cell>
              <table:table-cell office:value-type="string">
                <text:p>Tiempo teórico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51</svg:desc>
                </draw:g>
              </table:table-cell>
              <table:table-cell office:value-type="float" office:value="32.6233">
                <text:p>32.6233</text:p>
                <draw:g>
                  <svg:desc>Hoja1.B2:Hoja1.B51</svg:desc>
                </draw:g>
              </table:table-cell>
              <table:table-cell office:value-type="float" office:value="20.0549996772867">
                <text:p>20.0549996772867</text:p>
                <draw:g>
                  <svg:desc>Hoja1.E2:Hoja1.E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2.341">
                <text:p>132.341</text:p>
              </table:table-cell>
              <table:table-cell office:value-type="float" office:value="88.269540663673">
                <text:p>88.2695406636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94.862">
                <text:p>294.862</text:p>
              </table:table-cell>
              <table:table-cell office:value-type="float" office:value="209.200996923868">
                <text:p>209.2009969238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98.533">
                <text:p>498.533</text:p>
              </table:table-cell>
              <table:table-cell office:value-type="float" office:value="385.276330472797">
                <text:p>385.27633047279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05.214">
                <text:p>805.214</text:p>
              </table:table-cell>
              <table:table-cell office:value-type="float" office:value="618.190352027099">
                <text:p>618.19035202709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47.14">
                <text:p>1147.14</text:p>
              </table:table-cell>
              <table:table-cell office:value-type="float" office:value="909.24986528621">
                <text:p>909.2498652862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434.06">
                <text:p>1434.06</text:p>
              </table:table-cell>
              <table:table-cell office:value-type="float" office:value="1259.51951920982">
                <text:p>1259.5195192098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94.76">
                <text:p>1994.76</text:p>
              </table:table-cell>
              <table:table-cell office:value-type="float" office:value="1669.89799316361">
                <text:p>1669.8979931636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341.9">
                <text:p>2341.9</text:p>
              </table:table-cell>
              <table:table-cell office:value-type="float" office:value="2141.16297076941">
                <text:p>2141.162970769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74.08">
                <text:p>2874.08</text:p>
              </table:table-cell>
              <table:table-cell office:value-type="float" office:value="2673.99995697156">
                <text:p>2673.9999569715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92.31">
                <text:p>3492.31</text:p>
              </table:table-cell>
              <table:table-cell office:value-type="float" office:value="3269.02186953102">
                <text:p>3269.0218695310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307.75">
                <text:p>4307.75</text:p>
              </table:table-cell>
              <table:table-cell office:value-type="float" office:value="3926.78297150779">
                <text:p>3926.7829715077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819.74">
                <text:p>4819.74</text:p>
              </table:table-cell>
              <table:table-cell office:value-type="float" office:value="4647.78913662943">
                <text:p>4647.7891366294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512.83">
                <text:p>5512.83</text:p>
              </table:table-cell>
              <table:table-cell office:value-type="float" office:value="5432.50563261106">
                <text:p>5432.505632611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87.41">
                <text:p>6387.41</text:p>
              </table:table-cell>
              <table:table-cell office:value-type="float" office:value="6281.3631639511">
                <text:p>6281.363163951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055.75">
                <text:p>7055.75</text:p>
              </table:table-cell>
              <table:table-cell office:value-type="float" office:value="7194.76265774413">
                <text:p>7194.7626577441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8082.61">
                <text:p>8082.61</text:p>
              </table:table-cell>
              <table:table-cell office:value-type="float" office:value="8173.07911887417">
                <text:p>8173.0791188741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711.31">
                <text:p>9711.31</text:p>
              </table:table-cell>
              <table:table-cell office:value-type="float" office:value="9216.66478139427">
                <text:p>9216.6647813942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626">
                <text:p>10626</text:p>
              </table:table-cell>
              <table:table-cell office:value-type="float" office:value="10325.8517177179">
                <text:p>10325.85171771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980.4">
                <text:p>10980.4</text:p>
              </table:table-cell>
              <table:table-cell office:value-type="float" office:value="11500.9540233389">
                <text:p>11500.954023338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3039.6">
                <text:p>13039.6</text:p>
              </table:table-cell>
              <table:table-cell office:value-type="float" office:value="12742.2696644745">
                <text:p>12742.269664474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3790.5">
                <text:p>13790.5</text:p>
              </table:table-cell>
              <table:table-cell office:value-type="float" office:value="14050.0820546218">
                <text:p>14050.082054621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4329.4">
                <text:p>14329.4</text:p>
              </table:table-cell>
              <table:table-cell office:value-type="float" office:value="15424.6614106137">
                <text:p>15424.661410613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5761.6">
                <text:p>15761.6</text:p>
              </table:table-cell>
              <table:table-cell office:value-type="float" office:value="16866.2659274829">
                <text:p>16866.265927482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582.2">
                <text:p>17582.2</text:p>
              </table:table-cell>
              <table:table-cell office:value-type="float" office:value="18375.1428030508">
                <text:p>18375.142803050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9025.1">
                <text:p>19025.1</text:p>
              </table:table-cell>
              <table:table-cell office:value-type="float" office:value="19951.5291368327">
                <text:p>19951.529136832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9734.7">
                <text:p>19734.7</text:p>
              </table:table-cell>
              <table:table-cell office:value-type="float" office:value="21595.652723016">
                <text:p>21595.65272301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2024.1">
                <text:p>22024.1</text:p>
              </table:table-cell>
              <table:table-cell office:value-type="float" office:value="23307.7327535314">
                <text:p>23307.732753531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2716">
                <text:p>22716</text:p>
              </table:table-cell>
              <table:table-cell office:value-type="float" office:value="25087.9804443166">
                <text:p>25087.98044431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109.8">
                <text:p>25109.8</text:p>
              </table:table-cell>
              <table:table-cell office:value-type="float" office:value="26936.5995955728">
                <text:p>26936.599595572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5958.9">
                <text:p>25958.9</text:p>
              </table:table-cell>
              <table:table-cell office:value-type="float" office:value="28853.7870949758">
                <text:p>28853.787094975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7152.7">
                <text:p>27152.7</text:p>
              </table:table-cell>
              <table:table-cell office:value-type="float" office:value="30839.7333713353">
                <text:p>30839.733371335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0130.3">
                <text:p>30130.3</text:p>
              </table:table-cell>
              <table:table-cell office:value-type="float" office:value="32894.6228050021">
                <text:p>32894.622805002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1987.7">
                <text:p>31987.7</text:p>
              </table:table-cell>
              <table:table-cell office:value-type="float" office:value="35018.6341003548">
                <text:p>35018.634100354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4630.4">
                <text:p>34630.4</text:p>
              </table:table-cell>
              <table:table-cell office:value-type="float" office:value="37211.9406248971">
                <text:p>37211.940624897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4461.9">
                <text:p>34461.9</text:p>
              </table:table-cell>
              <table:table-cell office:value-type="float" office:value="39474.7107188436">
                <text:p>39474.710718843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6667">
                <text:p>36667</text:p>
              </table:table-cell>
              <table:table-cell office:value-type="float" office:value="41807.1079785204">
                <text:p>41807.107978520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285.7">
                <text:p>38285.7</text:p>
              </table:table-cell>
              <table:table-cell office:value-type="float" office:value="44209.2915164555">
                <text:p>44209.291516455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41266.7">
                <text:p>41266.7</text:p>
              </table:table-cell>
              <table:table-cell office:value-type="float" office:value="46681.4162006456">
                <text:p>46681.416200645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323.5">
                <text:p>43323.5</text:p>
              </table:table-cell>
              <table:table-cell office:value-type="float" office:value="49223.632875166">
                <text:p>49223.6328751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3754.4">
                <text:p>43754.4</text:p>
              </table:table-cell>
              <table:table-cell office:value-type="float" office:value="51836.0885640141">
                <text:p>51836.088564014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6232.6">
                <text:p>46232.6</text:p>
              </table:table-cell>
              <table:table-cell office:value-type="float" office:value="54518.9266598441">
                <text:p>54518.926659844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8704.6">
                <text:p>48704.6</text:p>
              </table:table-cell>
              <table:table-cell office:value-type="float" office:value="57272.2870990489">
                <text:p>57272.287099048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0913.6">
                <text:p>50913.6</text:p>
              </table:table-cell>
              <table:table-cell office:value-type="float" office:value="60096.3065244778">
                <text:p>60096.306524477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3916.6">
                <text:p>53916.6</text:p>
              </table:table-cell>
              <table:table-cell office:value-type="float" office:value="62991.1184369248">
                <text:p>62991.118436924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5628.8">
                <text:p>55628.8</text:p>
              </table:table-cell>
              <table:table-cell office:value-type="float" office:value="65956.8533363993">
                <text:p>65956.853336399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0075.3">
                <text:p>60075.3</text:p>
              </table:table-cell>
              <table:table-cell office:value-type="float" office:value="68993.638854078">
                <text:p>68993.63885407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9886.7">
                <text:p>59886.7</text:p>
              </table:table-cell>
              <table:table-cell office:value-type="float" office:value="72101.599875739">
                <text:p>72101.59987573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63110.3">
                <text:p>63110.3</text:p>
              </table:table-cell>
              <table:table-cell office:value-type="float" office:value="75280.8586573969">
                <text:p>75280.858657396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5921.1">
                <text:p>65921.1</text:p>
              </table:table-cell>
              <table:table-cell office:value-type="float" office:value="78531.5349337822">
                <text:p>78531.5349337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74cm" svg:y="0.316cm" chart:style-name="ch2">
          <text:p>DyV1</text:p>
        </chart:title>
        <chart:legend chart:legend-position="end" svg:x="12.381cm" svg:y="3.952cm" style:legend-expansion="high" chart:style-name="ch3"/>
        <chart:plot-area chart:style-name="ch4" table:cell-range-address="Hoja1.A2:Hoja1.A51 Hoja1.F1:Hoja1.F51 Hoja1.I1:Hoja1.I51" chart:data-source-has-labels="both" svg:x="0.32cm" svg:y="1.275cm" svg:width="11.741cm" svg:height="7.545cm">
          <chart:coordinate-region svg:x="1.497cm" svg:y="1.474cm" svg:width="10.564cm" svg:height="6.161cm"/>
          <chart:axis chart:dimension="x" chart:name="primary-x" chart:style-name="ch5" chartooo:axis-type="auto">
            <chartooo:date-scale/>
            <chart:categories table:cell-range-address="Hoja1.A2:Hoja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51" chart:label-cell-address="Hoja1.F1:Hoja1.F1" chart:class="chart:line">
            <chart:data-point chart:repeated="50"/>
          </chart:series>
          <chart:series chart:style-name="ch8" chart:values-cell-range-address="Hoja1.I2:Hoja1.I51" chart:label-cell-address="Hoja1.I1:Hoja1.I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V1</text:p>
                <draw:g>
                  <svg:desc>Hoja1.F1:Hoja1.F1</svg:desc>
                </draw:g>
              </table:table-cell>
              <table:table-cell office:value-type="string">
                <text:p>Tiempo teórico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51</svg:desc>
                </draw:g>
              </table:table-cell>
              <table:table-cell office:value-type="float" office:value="50.7402">
                <text:p>50.7402</text:p>
                <draw:g>
                  <svg:desc>Hoja1.F2:Hoja1.F51</svg:desc>
                </draw:g>
              </table:table-cell>
              <table:table-cell office:value-type="float" office:value="12.077612372191">
                <text:p>12.077612372191</text:p>
                <draw:g>
                  <svg:desc>Hoja1.I2:Hoja1.I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.083">
                <text:p>147.083</text:p>
              </table:table-cell>
              <table:table-cell office:value-type="float" office:value="53.1580809554734">
                <text:p>53.15808095547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3.399">
                <text:p>283.399</text:p>
              </table:table-cell>
              <table:table-cell office:value-type="float" office:value="125.985968056832">
                <text:p>125.98596805683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8.849">
                <text:p>458.849</text:p>
              </table:table-cell>
              <table:table-cell office:value-type="float" office:value="232.022849688731">
                <text:p>232.02284968873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2.056">
                <text:p>632.056</text:p>
              </table:table-cell>
              <table:table-cell office:value-type="float" office:value="372.289382406102">
                <text:p>372.28938240610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85.246">
                <text:p>985.246</text:p>
              </table:table-cell>
              <table:table-cell office:value-type="float" office:value="547.572555427711">
                <text:p>547.57255542771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26.98">
                <text:p>1126.98</text:p>
              </table:table-cell>
              <table:table-cell office:value-type="float" office:value="758.513526452608">
                <text:p>758.51352645260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47.77">
                <text:p>1547.77</text:p>
              </table:table-cell>
              <table:table-cell office:value-type="float" office:value="1005.65350222227">
                <text:p>1005.6535022222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15.11">
                <text:p>1615.11</text:p>
              </table:table-cell>
              <table:table-cell office:value-type="float" office:value="1289.4608228755">
                <text:p>1289.46082287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49">
                <text:p>2049</text:p>
              </table:table-cell>
              <table:table-cell office:value-type="float" office:value="1610.34831629214">
                <text:p>1610.348316292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363.28">
                <text:p>2363.28</text:p>
              </table:table-cell>
              <table:table-cell office:value-type="float" office:value="1968.68509657103">
                <text:p>1968.6850965710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862.12">
                <text:p>2862.12</text:p>
              </table:table-cell>
              <table:table-cell office:value-type="float" office:value="2364.80495451238">
                <text:p>2364.8049545123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169.78">
                <text:p>3169.78</text:p>
              </table:table-cell>
              <table:table-cell office:value-type="float" office:value="2799.01253967436">
                <text:p>2799.012539674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98.32">
                <text:p>3298.32</text:p>
              </table:table-cell>
              <table:table-cell office:value-type="float" office:value="3271.58804767918">
                <text:p>3271.5880476791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867.52">
                <text:p>3867.52</text:p>
              </table:table-cell>
              <table:table-cell office:value-type="float" office:value="3782.79085933273">
                <text:p>3782.790859332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085">
                <text:p>4085</text:p>
              </table:table-cell>
              <table:table-cell office:value-type="float" office:value="4332.86242275847">
                <text:p>4332.8624227584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788.6">
                <text:p>4788.6</text:p>
              </table:table-cell>
              <table:table-cell office:value-type="float" office:value="4922.02857508926">
                <text:p>4922.0285750892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377.63">
                <text:p>5377.63</text:p>
              </table:table-cell>
              <table:table-cell office:value-type="float" office:value="5550.50144030545">
                <text:p>5550.501440305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871.29">
                <text:p>5871.29</text:p>
              </table:table-cell>
              <table:table-cell office:value-type="float" office:value="6218.48100055379">
                <text:p>6218.481000553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649.03">
                <text:p>5649.03</text:p>
              </table:table-cell>
              <table:table-cell office:value-type="float" office:value="6926.15641183948">
                <text:p>6926.156411839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7111.33">
                <text:p>7111.33</text:p>
              </table:table-cell>
              <table:table-cell office:value-type="float" office:value="7673.70711672198">
                <text:p>7673.7071167219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697.94">
                <text:p>6697.94</text:p>
              </table:table-cell>
              <table:table-cell office:value-type="float" office:value="8461.30379375592">
                <text:p>8461.3037937559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7296.5">
                <text:p>7296.5</text:p>
              </table:table-cell>
              <table:table-cell office:value-type="float" office:value="9289.10917414138">
                <text:p>9289.1091741413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7937.64">
                <text:p>7937.64</text:p>
              </table:table-cell>
              <table:table-cell office:value-type="float" office:value="10157.2787492556">
                <text:p>10157.278749255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784.41">
                <text:p>8784.41</text:p>
              </table:table-cell>
              <table:table-cell office:value-type="float" office:value="11065.9613876857">
                <text:p>11065.961387685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9810.27">
                <text:p>9810.27</text:p>
              </table:table-cell>
              <table:table-cell office:value-type="float" office:value="12015.2998765713">
                <text:p>12015.299876571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453.25">
                <text:p>9453.25</text:p>
              </table:table-cell>
              <table:table-cell office:value-type="float" office:value="13005.4313991556">
                <text:p>13005.431399155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0670.4">
                <text:p>10670.4</text:p>
              </table:table-cell>
              <table:table-cell office:value-type="float" office:value="14036.4879581917">
                <text:p>14036.487958191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0780">
                <text:p>10780</text:p>
              </table:table-cell>
              <table:table-cell office:value-type="float" office:value="15108.5967530946">
                <text:p>15108.596753094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688.3">
                <text:p>11688.3</text:p>
              </table:table-cell>
              <table:table-cell office:value-type="float" office:value="16221.8805173405">
                <text:p>16221.880517340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1543">
                <text:p>11543</text:p>
              </table:table-cell>
              <table:table-cell office:value-type="float" office:value="17376.4578215139">
                <text:p>17376.457821513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2301.7">
                <text:p>12301.7</text:p>
              </table:table-cell>
              <table:table-cell office:value-type="float" office:value="18572.4433465114">
                <text:p>18572.443346511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3779.7">
                <text:p>13779.7</text:p>
              </table:table-cell>
              <table:table-cell office:value-type="float" office:value="19809.9481306998">
                <text:p>19809.948130699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4267.3">
                <text:p>14267.3</text:p>
              </table:table-cell>
              <table:table-cell office:value-type="float" office:value="21089.079794236">
                <text:p>21089.0797942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6307.8">
                <text:p>16307.8</text:p>
              </table:table-cell>
              <table:table-cell office:value-type="float" office:value="22409.9427432802">
                <text:p>22409.942743280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3918.9">
                <text:p>13918.9</text:p>
              </table:table-cell>
              <table:table-cell office:value-type="float" office:value="23772.6383564356">
                <text:p>23772.638356435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5493.3">
                <text:p>15493.3</text:p>
              </table:table-cell>
              <table:table-cell office:value-type="float" office:value="25177.2651554198">
                <text:p>25177.265155419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5765.3">
                <text:p>15765.3</text:p>
              </table:table-cell>
              <table:table-cell office:value-type="float" office:value="26623.9189616972">
                <text:p>26623.918961697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6719.6">
                <text:p>16719.6</text:p>
              </table:table-cell>
              <table:table-cell office:value-type="float" office:value="28112.6930405713">
                <text:p>28112.693040571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8226.4">
                <text:p>18226.4</text:p>
              </table:table-cell>
              <table:table-cell office:value-type="float" office:value="29643.6782340416">
                <text:p>29643.678234041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5506.1">
                <text:p>15506.1</text:p>
              </table:table-cell>
              <table:table-cell office:value-type="float" office:value="31216.9630835631">
                <text:p>31216.963083563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8220.2">
                <text:p>18220.2</text:p>
              </table:table-cell>
              <table:table-cell office:value-type="float" office:value="32832.6339437067">
                <text:p>32832.6339437067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8703.2">
                <text:p>18703.2</text:p>
              </table:table-cell>
              <table:table-cell office:value-type="float" office:value="34490.7750875983">
                <text:p>34490.775087598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605.5">
                <text:p>19605.5</text:p>
              </table:table-cell>
              <table:table-cell office:value-type="float" office:value="36191.4688049109">
                <text:p>36191.468804910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9901.9">
                <text:p>19901.9</text:p>
              </table:table-cell>
              <table:table-cell office:value-type="float" office:value="37934.7954930949">
                <text:p>37934.795493094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1246.4">
                <text:p>21246.4</text:p>
              </table:table-cell>
              <table:table-cell office:value-type="float" office:value="39720.8337424547">
                <text:p>39720.833742454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2956.1">
                <text:p>22956.1</text:p>
              </table:table-cell>
              <table:table-cell office:value-type="float" office:value="41549.6604156132">
                <text:p>41549.660415613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2983.4">
                <text:p>22983.4</text:p>
              </table:table-cell>
              <table:table-cell office:value-type="float" office:value="43421.350721847">
                <text:p>43421.35072184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3805.5">
                <text:p>23805.5</text:p>
              </table:table-cell>
              <table:table-cell office:value-type="float" office:value="45335.9782867249">
                <text:p>45335.97828672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3274.8">
                <text:p>23274.8</text:p>
              </table:table-cell>
              <table:table-cell office:value-type="float" office:value="47293.6152174361">
                <text:p>47293.6152174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74cm" svg:y="0.316cm" chart:style-name="ch2">
          <text:p>DyV2</text:p>
        </chart:title>
        <chart:legend chart:legend-position="end" svg:x="12.381cm" svg:y="3.952cm" style:legend-expansion="high" chart:style-name="ch3"/>
        <chart:plot-area chart:style-name="ch4" table:cell-range-address="Hoja1.A2:Hoja1.A51 Hoja1.J1:Hoja1.J51 Hoja1.M1:Hoja1.M51" chart:data-source-has-labels="both" svg:x="0.32cm" svg:y="1.275cm" svg:width="11.741cm" svg:height="7.545cm">
          <chart:coordinate-region svg:x="1.497cm" svg:y="1.474cm" svg:width="10.564cm" svg:height="6.161cm"/>
          <chart:axis chart:dimension="x" chart:name="primary-x" chart:style-name="ch5" chartooo:axis-type="auto">
            <chartooo:date-scale/>
            <chart:categories table:cell-range-address="Hoja1.A2:Hoja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2:Hoja1.J51" chart:label-cell-address="Hoja1.J1:Hoja1.J1" chart:class="chart:line">
            <chart:data-point chart:repeated="50"/>
          </chart:series>
          <chart:series chart:style-name="ch8" chart:values-cell-range-address="Hoja1.M2:Hoja1.M51" chart:label-cell-address="Hoja1.M1:Hoja1.M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V2</text:p>
                <draw:g>
                  <svg:desc>Hoja1.J1:Hoja1.J1</svg:desc>
                </draw:g>
              </table:table-cell>
              <table:table-cell office:value-type="string">
                <text:p>Tiempo teórico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51</svg:desc>
                </draw:g>
              </table:table-cell>
              <table:table-cell office:value-type="float" office:value="64.2085">
                <text:p>64.2085</text:p>
                <draw:g>
                  <svg:desc>Hoja1.J2:Hoja1.J51</svg:desc>
                </draw:g>
              </table:table-cell>
              <table:table-cell office:value-type="float" office:value="17.0677200213002">
                <text:p>17.0677200213002</text:p>
                <draw:g>
                  <svg:desc>Hoja1.M2:Hoja1.M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1.494">
                <text:p>201.494</text:p>
              </table:table-cell>
              <table:table-cell office:value-type="float" office:value="75.1214076638754">
                <text:p>75.12140766387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84.527">
                <text:p>384.527</text:p>
              </table:table-cell>
              <table:table-cell office:value-type="float" office:value="178.039596167002">
                <text:p>178.0395961670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34.56">
                <text:p>634.56</text:p>
              </table:table-cell>
              <table:table-cell office:value-type="float" office:value="327.887740970201">
                <text:p>327.8877409702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95.451">
                <text:p>895.451</text:p>
              </table:table-cell>
              <table:table-cell office:value-type="float" office:value="526.108203343289">
                <text:p>526.10820334328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322.16">
                <text:p>1322.16</text:p>
              </table:table-cell>
              <table:table-cell office:value-type="float" office:value="773.813132876079">
                <text:p>773.8131328760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58.69">
                <text:p>1558.69</text:p>
              </table:table-cell>
              <table:table-cell office:value-type="float" office:value="1071.90859442309">
                <text:p>1071.908594423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62.18">
                <text:p>2162.18</text:p>
              </table:table-cell>
              <table:table-cell office:value-type="float" office:value="1421.1594051396">
                <text:p>1421.159405139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305.89">
                <text:p>2305.89</text:p>
              </table:table-cell>
              <table:table-cell office:value-type="float" office:value="1822.22740928071">
                <text:p>1822.2274092807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63.64">
                <text:p>2863.64</text:p>
              </table:table-cell>
              <table:table-cell office:value-type="float" office:value="2275.69600284002">
                <text:p>2275.6960028400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50.65">
                <text:p>3350.65</text:p>
              </table:table-cell>
              <table:table-cell office:value-type="float" office:value="2782.08680680525">
                <text:p>2782.086806805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019.07">
                <text:p>4019.07</text:p>
              </table:table-cell>
              <table:table-cell office:value-type="float" office:value="3341.8715243366">
                <text:p>3341.871524336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508.62">
                <text:p>4508.62</text:p>
              </table:table-cell>
              <table:table-cell office:value-type="float" office:value="3955.48067706397">
                <text:p>3955.4806770639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701.86">
                <text:p>4701.86</text:p>
              </table:table-cell>
              <table:table-cell office:value-type="float" office:value="4623.3102290474">
                <text:p>4623.310229047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523.07">
                <text:p>5523.07</text:p>
              </table:table-cell>
              <table:table-cell office:value-type="float" office:value="5345.7267294721">
                <text:p>5345.726729472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810.62">
                <text:p>5810.62</text:p>
              </table:table-cell>
              <table:table-cell office:value-type="float" office:value="6123.07138559357">
                <text:p>6123.0713855935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871.89">
                <text:p>6871.89</text:p>
              </table:table-cell>
              <table:table-cell office:value-type="float" office:value="6955.66334368309">
                <text:p>6955.6633436830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752.37">
                <text:p>7752.37</text:p>
              </table:table-cell>
              <table:table-cell office:value-type="float" office:value="7843.8023709955">
                <text:p>7843.802370995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453.31">
                <text:p>8453.31</text:p>
              </table:table-cell>
              <table:table-cell office:value-type="float" office:value="8787.7710763102">
                <text:p>8787.77107631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193.03">
                <text:p>8193.03</text:p>
              </table:table-cell>
              <table:table-cell office:value-type="float" office:value="9787.83676922756">
                <text:p>9787.8367692275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185.5">
                <text:p>10185.5</text:p>
              </table:table-cell>
              <table:table-cell office:value-type="float" office:value="10844.2530325975">
                <text:p>10844.253032597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9687.88">
                <text:p>9687.88</text:p>
              </table:table-cell>
              <table:table-cell office:value-type="float" office:value="11957.2610642406">
                <text:p>11957.261064240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0639.6">
                <text:p>10639.6</text:p>
              </table:table-cell>
              <table:table-cell office:value-type="float" office:value="13127.0908310145">
                <text:p>13127.090831014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412.5">
                <text:p>11412.5</text:p>
              </table:table-cell>
              <table:table-cell office:value-type="float" office:value="14353.9620686756">
                <text:p>14353.962068675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3113.3">
                <text:p>13113.3</text:p>
              </table:table-cell>
              <table:table-cell office:value-type="float" office:value="15638.0851538518">
                <text:p>15638.085153851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098.9">
                <text:p>14098.9</text:p>
              </table:table-cell>
              <table:table-cell office:value-type="float" office:value="16979.6618690519">
                <text:p>16979.661869051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3804.3">
                <text:p>13804.3</text:p>
              </table:table-cell>
              <table:table-cell office:value-type="float" office:value="18378.8860775257">
                <text:p>18378.886077525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5488">
                <text:p>15488</text:p>
              </table:table-cell>
              <table:table-cell office:value-type="float" office:value="19835.9443216099">
                <text:p>19835.944321609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5970.4">
                <text:p>15970.4</text:p>
              </table:table-cell>
              <table:table-cell office:value-type="float" office:value="21351.0163557072">
                <text:p>21351.016355707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6912.3">
                <text:p>16912.3</text:p>
              </table:table-cell>
              <table:table-cell office:value-type="float" office:value="22924.2756230902">
                <text:p>22924.275623090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6884.1">
                <text:p>16884.1</text:p>
              </table:table-cell>
              <table:table-cell office:value-type="float" office:value="24555.8896841568">
                <text:p>24555.889684156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8060.9">
                <text:p>18060.9</text:p>
              </table:table-cell>
              <table:table-cell office:value-type="float" office:value="26246.020602515">
                <text:p>26246.02060251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9885">
                <text:p>19885</text:p>
              </table:table-cell>
              <table:table-cell office:value-type="float" office:value="27994.8252942585">
                <text:p>27994.825294258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0713.7">
                <text:p>20713.7</text:p>
              </table:table-cell>
              <table:table-cell office:value-type="float" office:value="29802.4558449693">
                <text:p>29802.455844969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3531.9">
                <text:p>23531.9</text:p>
              </table:table-cell>
              <table:table-cell office:value-type="float" office:value="31669.0597983056">
                <text:p>31669.059798305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0045.8">
                <text:p>20045.8</text:p>
              </table:table-cell>
              <table:table-cell office:value-type="float" office:value="33594.7804194726">
                <text:p>33594.780419472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2417.3">
                <text:p>22417.3</text:p>
              </table:table-cell>
              <table:table-cell office:value-type="float" office:value="35579.7569364105">
                <text:p>35579.756936410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2890.2">
                <text:p>22890.2</text:p>
              </table:table-cell>
              <table:table-cell office:value-type="float" office:value="37624.1247611424">
                <text:p>37624.124761142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5263.2">
                <text:p>25263.2</text:p>
              </table:table-cell>
              <table:table-cell office:value-type="float" office:value="39728.0156934014">
                <text:p>39728.015693401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336.7">
                <text:p>26336.7</text:p>
              </table:table-cell>
              <table:table-cell office:value-type="float" office:value="41891.5581083802">
                <text:p>41891.558108380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294.5">
                <text:p>23294.5</text:p>
              </table:table-cell>
              <table:table-cell office:value-type="float" office:value="44114.8771302105">
                <text:p>44114.877130210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6725.9">
                <text:p>26725.9</text:p>
              </table:table-cell>
              <table:table-cell office:value-type="float" office:value="46398.0947925854">
                <text:p>46398.094792585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7987">
                <text:p>27987</text:p>
              </table:table-cell>
              <table:table-cell office:value-type="float" office:value="48741.330187762">
                <text:p>48741.33018776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9102.9">
                <text:p>29102.9</text:p>
              </table:table-cell>
              <table:table-cell office:value-type="float" office:value="51144.6996050411">
                <text:p>51144.699605041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9963.6">
                <text:p>29963.6</text:p>
              </table:table-cell>
              <table:table-cell office:value-type="float" office:value="53608.3166596914">
                <text:p>53608.316659691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1585.4">
                <text:p>31585.4</text:p>
              </table:table-cell>
              <table:table-cell office:value-type="float" office:value="56132.2924131768">
                <text:p>56132.292413176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3958.2">
                <text:p>33958.2</text:p>
              </table:table-cell>
              <table:table-cell office:value-type="float" office:value="58716.7354854537">
                <text:p>58716.7354854537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4040.8">
                <text:p>34040.8</text:p>
              </table:table-cell>
              <table:table-cell office:value-type="float" office:value="61361.7521600189">
                <text:p>61361.752160018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4851.1">
                <text:p>34851.1</text:p>
              </table:table-cell>
              <table:table-cell office:value-type="float" office:value="64067.4464823207">
                <text:p>64067.44648232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4620.8">
                <text:p>34620.8</text:p>
              </table:table-cell>
              <table:table-cell office:value-type="float" office:value="66833.920352079">
                <text:p>66833.920352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